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198cm" fo:margin-left="-0.963cm" table:align="left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10.398cm"/>
    </style:style>
    <style:style style:name="Tabela1.C" style:family="table-column">
      <style:table-column-properties style:column-width="2.69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198cm" fo:margin-left="-0.91cm" table:align="left"/>
    </style:style>
    <style:style style:name="Tabela2.A" style:family="table-column">
      <style:table-column-properties style:column-width="4.101cm"/>
    </style:style>
    <style:style style:name="Tabela2.B" style:family="table-column">
      <style:table-column-properties style:column-width="10.398cm"/>
    </style:style>
    <style:style style:name="Tabela2.C" style:family="table-column">
      <style:table-column-properties style:column-width="2.6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198cm" fo:margin-left="-0.963cm" table:align="left"/>
    </style:style>
    <style:style style:name="Tabela3.A" style:family="table-column">
      <style:table-column-properties style:column-width="4.101cm"/>
    </style:style>
    <style:style style:name="Tabela3.B" style:family="table-column">
      <style:table-column-properties style:column-width="10.398cm"/>
    </style:style>
    <style:style style:name="Tabela3.C" style:family="table-column">
      <style:table-column-properties style:column-width="2.6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-left="none" fo:border-right="none" fo:border-top="0.05pt solid #000000" fo:border-bottom="0.05pt solid #000000"/>
    </style:style>
    <style:style style:name="Tabela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none" fo:border-right="none" fo:border-top="none" fo:border-bottom="0.05pt solid #000000"/>
    </style:style>
    <style:style style:name="Tabela3.C2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092cm" fo:margin-left="-0.857cm" table:align="left"/>
    </style:style>
    <style:style style:name="Table2.A" style:family="table-column">
      <style:table-column-properties style:column-width="3.995cm"/>
    </style:style>
    <style:style style:name="Table2.B" style:family="table-column">
      <style:table-column-properties style:column-width="10.504cm"/>
    </style:style>
    <style:style style:name="Table2.C" style:family="table-column">
      <style:table-column-properties style:column-width="2.5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3" style:family="table">
      <style:table-properties style:width="17.198cm" fo:margin-left="-0.963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10.398cm"/>
    </style:style>
    <style:style style:name="Table3.C" style:family="table-column">
      <style:table-column-properties style:column-width="2.6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1" style:family="table">
      <style:table-properties style:width="17.198cm" fo:margin-left="-0.963cm" table:align="left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10.398cm"/>
    </style:style>
    <style:style style:name="Table1.C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14pt" officeooo:rsid="000bc68e" officeooo:paragraph-rsid="000bc68e" style:font-size-asian="14pt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officeooo:rsid="000bc68e" officeooo:paragraph-rsid="000bc68e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Sans" fo:font-size="14pt" fo:font-weight="bold" officeooo:rsid="000bc68e" officeooo:paragraph-rsid="000bc68e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Sans" fo:font-size="14pt" fo:font-weight="bold" officeooo:rsid="001d696d" officeooo:paragraph-rsid="001d696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Sans" fo:font-size="14pt" fo:font-weight="bold" officeooo:rsid="0020d465" officeooo:paragraph-rsid="0020d465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Sans" fo:font-size="14pt" fo:font-style="normal" fo:font-weight="normal" officeooo:rsid="000c22c0" officeooo:paragraph-rsid="000c22c0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Sans" fo:font-size="14pt" fo:font-style="normal" fo:font-weight="normal" officeooo:rsid="000c22c0" officeooo:paragraph-rsid="000c22c0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0bc68e" officeooo:paragraph-rsid="001cc580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2f9c0b" officeooo:paragraph-rsid="00759e4a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2f9c0b" officeooo:paragraph-rsid="007859fe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7a0990" officeooo:paragraph-rsid="007a0990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87ae5f" officeooo:paragraph-rsid="0087ae5f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Sans" fo:font-size="16pt" fo:font-weight="bold" officeooo:rsid="000bc68e" officeooo:paragraph-rsid="000bc68e" style:font-size-asian="14pt" style:font-weight-asian="bold" style:font-size-complex="16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Sans" fo:font-size="16pt" fo:font-weight="bold" officeooo:rsid="00220c30" officeooo:paragraph-rsid="00220c30" style:font-size-asian="14pt" style:font-weight-asian="bold" style:font-size-complex="16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Sans" fo:font-size="16pt" fo:font-style="normal" fo:font-weight="bold" officeooo:rsid="001cc580" officeooo:paragraph-rsid="001cc580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Sans" fo:font-size="16pt" fo:font-style="normal" fo:font-weight="bold" officeooo:rsid="002f9c0b" officeooo:paragraph-rsid="002f9c0b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line-height="115%" fo:text-align="end" style:justify-single-word="false"/>
      <style:text-properties style:font-name="Liberation Sans" fo:font-size="12pt" fo:font-style="italic" fo:font-weight="normal" officeooo:rsid="000bc68e" officeooo:paragraph-rsid="000bc68e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line-height="115%" fo:text-align="center" style:justify-single-word="false"/>
      <style:text-properties style:font-name="Liberation Sans" fo:font-size="12pt" officeooo:paragraph-rsid="000c22c0" style:font-size-asian="12pt" style:font-size-complex="12pt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ans" fo:font-size="12pt" officeooo:paragraph-rsid="000c22c0" style:font-size-asian="12pt" style:font-size-complex="12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" fo:font-size="12pt" officeooo:paragraph-rsid="0020d465" style:font-size-asian="12pt" style:font-size-complex="12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1cc580" officeooo:paragraph-rsid="001cc58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20d465" officeooo:paragraph-rsid="0020d465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24f9ee" officeooo:paragraph-rsid="00470aa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20c30" officeooo:paragraph-rsid="00225cc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1cc580" officeooo:paragraph-rsid="001cc58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1d696d" officeooo:paragraph-rsid="001d696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0d465" officeooo:paragraph-rsid="0020d46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1e2c0" officeooo:paragraph-rsid="0020d46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4f9ee" officeooo:paragraph-rsid="00225cca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54d7c" officeooo:paragraph-rsid="0024f9ee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5e5b3" officeooo:paragraph-rsid="0025e5b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f9c0b" officeooo:paragraph-rsid="002f9c0b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85c041" officeooo:paragraph-rsid="0085c041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4f9ee" officeooo:paragraph-rsid="0024f9e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3926ac" officeooo:paragraph-rsid="003b723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15%" fo:text-align="center" style:justify-single-word="false"/>
      <style:text-properties style:font-name="Liberation Sans" fo:font-size="12pt" fo:font-style="normal" fo:font-weight="normal" officeooo:rsid="0053c822" officeooo:paragraph-rsid="0051eb92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66318d" officeooo:paragraph-rsid="006ab74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38c146" officeooo:paragraph-rsid="003b723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24f9ee" officeooo:paragraph-rsid="0024f9ee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522976" officeooo:paragraph-rsid="0051eb92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5791a0" officeooo:paragraph-rsid="005791a0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2f9c0b" officeooo:paragraph-rsid="002f9c0b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2f9c0b" officeooo:paragraph-rsid="0051eb92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5791a0" officeooo:paragraph-rsid="005ab686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line-height="115%" fo:text-align="center" style:justify-single-word="false"/>
      <style:text-properties style:font-name="Liberation Sans" fo:font-size="12pt" fo:font-style="normal" fo:font-weight="bold" officeooo:rsid="005791a0" officeooo:paragraph-rsid="005ab686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7cf616" officeooo:paragraph-rsid="007cf616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7cf616" officeooo:paragraph-rsid="007eda1e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7cf616" officeooo:paragraph-rsid="007fce37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7cf616" officeooo:paragraph-rsid="007fde6e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7cf616" officeooo:paragraph-rsid="0081b974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7cf616" officeooo:paragraph-rsid="0085c041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91359d" officeooo:paragraph-rsid="0091359d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91359d" officeooo:paragraph-rsid="0094b1fa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line-height="115%" fo:text-align="center" style:justify-single-word="false"/>
      <style:text-properties style:font-name="Liberation Sans" fo:font-size="18pt" fo:font-style="normal" fo:font-weight="bold" officeooo:rsid="001cc580" officeooo:paragraph-rsid="001cc580" style:font-size-asian="18pt" style:font-style-asian="normal" style:font-weight-asian="bold" style:font-size-complex="18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Liberation Sans" officeooo:rsid="00a029a6" officeooo:paragraph-rsid="00a029a6"/>
    </style:style>
    <style:style style:name="P56" style:family="paragraph" style:parent-style-name="Standard">
      <style:paragraph-properties fo:text-align="center" style:justify-single-word="false"/>
      <style:text-properties style:font-name="Liberation Sans" officeooo:rsid="00a029a6" officeooo:paragraph-rsid="00bec76b"/>
    </style:style>
    <style:style style:name="P57" style:family="paragraph" style:parent-style-name="Standard">
      <style:paragraph-properties fo:text-align="center" style:justify-single-word="false"/>
      <style:text-properties style:font-name="Liberation Sans" officeooo:rsid="00a029a6" officeooo:paragraph-rsid="00a7a3fe"/>
    </style:style>
    <style:style style:name="P58" style:family="paragraph" style:parent-style-name="Standard">
      <style:text-properties style:font-name="Liberation Sans" officeooo:rsid="00a029a6" officeooo:paragraph-rsid="00a029a6"/>
    </style:style>
    <style:style style:name="P59" style:family="paragraph" style:parent-style-name="Standard">
      <style:text-properties style:font-name="Liberation Sans" officeooo:rsid="00ac0ae2" officeooo:paragraph-rsid="00ac0ae2"/>
    </style:style>
    <style:style style:name="P60" style:family="paragraph" style:parent-style-name="Standard">
      <style:paragraph-properties fo:text-align="center" style:justify-single-word="false"/>
      <style:text-properties style:font-name="Liberation Sans" officeooo:rsid="00ac0ae2" officeooo:paragraph-rsid="00ac0ae2"/>
    </style:style>
    <style:style style:name="P61" style:family="paragraph" style:parent-style-name="Standard">
      <style:paragraph-properties fo:text-align="center" style:justify-single-word="false"/>
      <style:text-properties style:font-name="Liberation Sans" fo:font-weight="bold" officeooo:rsid="009c6a44" officeooo:paragraph-rsid="009c6a44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weight="bold" officeooo:rsid="00a312ae" officeooo:paragraph-rsid="00a312ae" style:font-weight-asian="bold" style:font-weight-complex="bold"/>
    </style:style>
    <style:style style:name="P63" style:family="paragraph" style:parent-style-name="Standard">
      <style:text-properties style:font-name="Liberation Sans" officeooo:rsid="00a312ae" officeooo:paragraph-rsid="00a312ae"/>
    </style:style>
    <style:style style:name="P64" style:family="paragraph" style:parent-style-name="Standard">
      <style:text-properties style:font-name="Liberation Sans" officeooo:rsid="00a3faac" officeooo:paragraph-rsid="00a3faac"/>
    </style:style>
    <style:style style:name="P65" style:family="paragraph" style:parent-style-name="Standard">
      <style:text-properties style:font-name="Liberation Sans" officeooo:rsid="00a3faac" officeooo:paragraph-rsid="00b08e8d"/>
    </style:style>
    <style:style style:name="P66" style:family="paragraph" style:parent-style-name="Standard">
      <style:text-properties style:font-name="Liberation Sans" officeooo:rsid="00a8e4c3" officeooo:paragraph-rsid="00a8e4c3"/>
    </style:style>
    <style:style style:name="P67" style:family="paragraph" style:parent-style-name="Standard">
      <style:text-properties style:font-name="Liberation Sans" officeooo:rsid="00a8f289" officeooo:paragraph-rsid="00a8f289"/>
    </style:style>
    <style:style style:name="P68" style:family="paragraph" style:parent-style-name="Standard">
      <style:text-properties style:font-name="Liberation Sans" officeooo:rsid="00aa10a4" officeooo:paragraph-rsid="00aa10a4"/>
    </style:style>
    <style:style style:name="P69" style:family="paragraph" style:parent-style-name="Standard">
      <style:text-properties style:font-name="Liberation Sans" officeooo:rsid="00aa7774" officeooo:paragraph-rsid="00aa7774"/>
    </style:style>
    <style:style style:name="P70" style:family="paragraph" style:parent-style-name="Standard">
      <style:text-properties style:font-name="Liberation Sans" officeooo:rsid="00ab6062" officeooo:paragraph-rsid="00ab6062"/>
    </style:style>
    <style:style style:name="P71" style:family="paragraph" style:parent-style-name="Standard">
      <style:paragraph-properties fo:text-align="center" style:justify-single-word="false"/>
      <style:text-properties style:font-name="Liberation Sans"/>
    </style:style>
    <style:style style:name="P72" style:family="paragraph" style:parent-style-name="Standard">
      <style:paragraph-properties fo:text-align="center" style:justify-single-word="false"/>
      <style:text-properties style:font-name="Liberation Sans" officeooo:rsid="00a7a3fe" officeooo:paragraph-rsid="00a7a3fe"/>
    </style:style>
    <style:style style:name="P73" style:family="paragraph" style:parent-style-name="Standard">
      <style:paragraph-properties fo:line-height="115%" fo:text-align="start" style:justify-single-word="false"/>
      <style:text-properties officeooo:paragraph-rsid="0034cc77"/>
    </style:style>
    <style:style style:name="P74" style:family="paragraph" style:parent-style-name="Standard">
      <style:paragraph-properties fo:line-height="115%" fo:text-align="start" style:justify-single-word="false"/>
      <style:text-properties officeooo:paragraph-rsid="003fe194"/>
    </style:style>
    <style:style style:name="P75" style:family="paragraph" style:parent-style-name="Standard">
      <style:paragraph-properties fo:line-height="115%" fo:text-align="start" style:justify-single-word="false"/>
      <style:text-properties officeooo:paragraph-rsid="006e79ba"/>
    </style:style>
    <style:style style:name="P76" style:family="paragraph" style:parent-style-name="Standard">
      <style:paragraph-properties fo:line-height="115%" fo:text-align="start" style:justify-single-word="false"/>
      <style:text-properties fo:font-size="12pt" officeooo:rsid="00603d42" officeooo:paragraph-rsid="006ab74f" style:font-size-asian="12pt" style:font-size-complex="12pt"/>
    </style:style>
    <style:style style:name="P77" style:family="paragraph" style:parent-style-name="Standard">
      <style:paragraph-properties fo:line-height="115%" fo:text-align="start" style:justify-single-word="false"/>
      <style:text-properties fo:font-size="12pt" officeooo:paragraph-rsid="006ab74f" style:font-size-asian="12pt" style:font-size-complex="12pt"/>
    </style:style>
    <style:style style:name="P78" style:family="paragraph" style:parent-style-name="Standard">
      <style:paragraph-properties fo:line-height="115%" fo:text-align="start" style:justify-single-word="false"/>
      <style:text-properties fo:font-size="12pt" officeooo:rsid="007154b0" officeooo:paragraph-rsid="007154b0" style:font-size-asian="12pt" style:font-size-complex="12pt"/>
    </style:style>
    <style:style style:name="P7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normal" officeooo:rsid="005ab686" officeooo:paragraph-rsid="005ab686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normal" officeooo:rsid="005de2de" officeooo:paragraph-rsid="005ab686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normal" officeooo:rsid="006e79ba" officeooo:paragraph-rsid="006e79ba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normal" officeooo:rsid="006e0da8" officeooo:paragraph-rsid="00759e4a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normal" officeooo:rsid="007cf616" officeooo:paragraph-rsid="007a0990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normal" officeooo:rsid="007fde6e" officeooo:paragraph-rsid="007fde6e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normal" officeooo:rsid="007fde6e" officeooo:paragraph-rsid="0081b974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bold" officeooo:rsid="007cf616" officeooo:paragraph-rsid="007cf616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bold" officeooo:rsid="007fde6e" officeooo:paragraph-rsid="0081b974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85c041" officeooo:paragraph-rsid="0085c041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8e3b40" officeooo:paragraph-rsid="00bec76b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4dbf5" officeooo:paragraph-rsid="00b4dbf5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4dbf5" officeooo:paragraph-rsid="00b5a813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5595d" officeooo:paragraph-rsid="00b5595d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7b539" officeooo:paragraph-rsid="00b7b539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line-height="115%" fo:text-align="center" style:justify-single-word="false"/>
      <style:text-properties style:text-position="0% 100%" style:font-name="Liberation Sans" fo:font-size="12pt" fo:font-style="normal" style:text-underline-style="none" fo:font-weight="normal" officeooo:rsid="00a3faac" officeooo:paragraph-rsid="00a3faac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line-height="115%" fo:text-align="center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968038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3926ac" officeooo:paragraph-rsid="00bec76b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a029a6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abfad6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8e3b40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968038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9c6a44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8661a" officeooo:paragraph-rsid="00abfa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c0ae2" officeooo:paragraph-rsid="00ac0ae2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line-height="115%" fo:text-align="center" style:justify-single-word="false"/>
      <style:text-properties style:text-position="0% 100%" style:font-name="Liberation Sans" fo:font-size="12pt" fo:font-style="normal" style:text-underline-style="none" fo:font-weight="normal" officeooo:rsid="00ac0ae2" officeooo:paragraph-rsid="00ac0ae2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8e4c3" officeooo:paragraph-rsid="00a8e4c3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84a34" officeooo:paragraph-rsid="00b84a34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3faac" officeooo:paragraph-rsid="00a3faac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85c041" officeooo:paragraph-rsid="0085c041" style:font-size-asian="10.5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87ae5f" officeooo:paragraph-rsid="0087ae5f" style:font-size-asian="10.5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87cc0a" officeooo:paragraph-rsid="0087cc0a" style:font-size-asian="10.5pt" style:font-style-asian="normal" style:font-weight-asian="bold" style:font-size-complex="12pt" style:font-style-complex="normal" style:font-weight-complex="bold"/>
    </style:style>
    <style:style style:name="P111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87cc0a" officeooo:paragraph-rsid="008aec96" style:font-size-asian="10.5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8dd3ad" officeooo:paragraph-rsid="008dd3ad" style:font-size-asian="10.5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b40c50" officeooo:paragraph-rsid="00b40c50" style:font-size-asian="10.5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8e3b40" officeooo:paragraph-rsid="008e3b40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6pt" fo:font-style="normal" fo:font-weight="bold" officeooo:rsid="005de2de" officeooo:paragraph-rsid="00759e4a" style:font-size-asian="14pt" style:font-style-asian="normal" style:font-weight-asian="bold" style:font-size-complex="16pt" style:font-style-complex="normal" style:font-weight-complex="bold"/>
    </style:style>
    <style:style style:name="P116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4pt" fo:font-style="normal" style:text-underline-style="none" fo:font-weight="bold" officeooo:rsid="0085c041" officeooo:paragraph-rsid="0091359d" style:font-size-asian="12.25pt" style:font-style-asian="normal" style:font-weight-asian="bold" style:font-size-complex="14pt" style:font-style-complex="normal" style:font-weight-complex="bold"/>
    </style:style>
    <style:style style:name="P117" style:family="paragraph" style:parent-style-name="Standard">
      <style:paragraph-properties fo:margin-left="0cm" fo:margin-right="0cm" fo:line-height="115%" fo:text-align="center" style:justify-single-word="false" fo:text-indent="1.251cm" style:auto-text-indent="false"/>
      <style:text-properties style:font-name="Liberation Sans" fo:font-size="14pt" officeooo:rsid="000bc68e" officeooo:paragraph-rsid="000bc68e" style:font-size-asian="14pt" style:font-size-complex="14pt"/>
    </style:style>
    <style:style style:name="P118" style:family="paragraph" style:parent-style-name="Standard">
      <style:paragraph-properties fo:line-height="115%" fo:text-align="start" style:justify-single-word="false" fo:break-before="page"/>
      <style:text-properties style:text-position="0% 100%" style:font-name="Liberation Sans" fo:font-size="12pt" fo:font-style="normal" style:text-underline-style="none" fo:font-weight="bold" officeooo:rsid="008e3b40" officeooo:paragraph-rsid="008e3b40" style:font-size-asian="12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paragraph-properties fo:line-height="115%" fo:text-align="start" style:justify-single-word="false" fo:break-before="page"/>
      <style:text-properties style:text-position="0% 100%" style:font-name="Liberation Sans" fo:font-size="12pt" fo:font-style="normal" style:text-underline-style="none" fo:font-weight="bold" officeooo:rsid="008e3b40" officeooo:paragraph-rsid="008e3b40" style:font-size-asian="10.5pt" style:font-style-asian="normal" style:font-weight-asian="bold" style:font-size-complex="12pt" style:font-style-complex="normal" style:font-weight-complex="bold"/>
    </style:style>
    <style:style style:name="P120" style:family="paragraph" style:parent-style-name="Text_20_body">
      <style:paragraph-properties fo:line-height="115%" fo:text-align="start" style:justify-single-word="false"/>
      <style:text-properties fo:font-size="12pt" officeooo:paragraph-rsid="006ab74f" style:font-size-asian="12pt" style:font-size-complex="12pt"/>
    </style:style>
    <style:style style:name="P121" style:family="paragraph" style:parent-style-name="Text_20_body">
      <style:paragraph-properties fo:line-height="115%" fo:text-align="start" style:justify-single-word="false"/>
      <style:text-properties style:font-name="Liberation Sans" fo:font-size="12pt" fo:font-style="normal" fo:font-weight="normal" officeooo:rsid="00513715" officeooo:paragraph-rsid="006ab74f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1">
      <style:paragraph-properties fo:line-height="115%" fo:text-align="start" style:justify-single-word="false"/>
      <style:text-properties style:font-name="Liberation Sans" fo:font-size="12pt" fo:font-weight="bold" officeooo:rsid="0025e5b3" officeooo:paragraph-rsid="0025e5b3" style:font-size-asian="12pt" style:font-weight-asian="bold" style:font-size-complex="12pt" style:font-weight-complex="bold"/>
    </style:style>
    <style:style style:name="P123" style:family="paragraph" style:parent-style-name="Standard" style:list-style-name="L1">
      <style:paragraph-properties fo:line-height="115%" fo:text-align="start" style:justify-single-word="false"/>
      <style:text-properties style:font-name="Liberation Sans" fo:font-size="12pt" fo:font-style="normal" fo:font-weight="normal" officeooo:rsid="0025e5b3" officeooo:paragraph-rsid="0025e5b3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center" style:justify-single-word="false"/>
      <style:text-properties style:font-name="Liberation Sans" officeooo:rsid="00a1f264" officeooo:paragraph-rsid="00bec76b"/>
    </style:style>
    <style:style style:name="P125" style:family="paragraph" style:parent-style-name="Standard">
      <style:paragraph-properties fo:text-align="center" style:justify-single-word="false"/>
      <style:text-properties style:font-name="Liberation Sans" officeooo:rsid="00a1f264" officeooo:paragraph-rsid="00d5cb1e"/>
    </style:style>
    <style:style style:name="P126" style:family="paragraph" style:parent-style-name="Standard">
      <style:paragraph-properties fo:text-align="center" style:justify-single-word="false"/>
      <style:text-properties style:font-name="Liberation Sans" officeooo:rsid="00a1f264" officeooo:paragraph-rsid="00d79513"/>
    </style:style>
    <style:style style:name="P127" style:family="paragraph" style:parent-style-name="Standard">
      <style:paragraph-properties fo:text-align="center" style:justify-single-word="false"/>
      <style:text-properties style:font-name="Liberation Sans" officeooo:rsid="00a312ae" officeooo:paragraph-rsid="00a7a3fe"/>
    </style:style>
    <style:style style:name="P128" style:family="paragraph" style:parent-style-name="Standard">
      <style:paragraph-properties fo:text-align="center" style:justify-single-word="false"/>
      <style:text-properties style:font-name="Liberation Sans" officeooo:rsid="00a312ae" officeooo:paragraph-rsid="00d4b089"/>
    </style:style>
    <style:style style:name="P129" style:family="paragraph" style:parent-style-name="Standard">
      <style:text-properties style:font-name="Liberation Sans" officeooo:rsid="00aa7774"/>
    </style:style>
    <style:style style:name="P130" style:family="paragraph" style:parent-style-name="Standard">
      <style:text-properties style:font-name="Liberation Sans" officeooo:rsid="00aa7774" officeooo:paragraph-rsid="00aa7774"/>
    </style:style>
    <style:style style:name="P131" style:family="paragraph" style:parent-style-name="Standard">
      <style:text-properties style:font-name="Liberation Sans" officeooo:rsid="00aa7774" officeooo:paragraph-rsid="00d4b089"/>
    </style:style>
    <style:style style:name="P132" style:family="paragraph" style:parent-style-name="Standard">
      <style:paragraph-properties fo:text-align="center" style:justify-single-word="false"/>
      <style:text-properties style:font-name="Liberation Sans" officeooo:rsid="00a029a6" officeooo:paragraph-rsid="00c84137"/>
    </style:style>
    <style:style style:name="P133" style:family="paragraph" style:parent-style-name="Standard">
      <style:paragraph-properties fo:text-align="center" style:justify-single-word="false"/>
      <style:text-properties style:font-name="Liberation Sans" officeooo:rsid="00a029a6" officeooo:paragraph-rsid="00d4b089"/>
    </style:style>
    <style:style style:name="P134" style:family="paragraph" style:parent-style-name="Standard">
      <style:paragraph-properties fo:text-align="center" style:justify-single-word="false"/>
      <style:text-properties style:font-name="Liberation Sans" officeooo:rsid="00a029a6" officeooo:paragraph-rsid="00d5cb1e"/>
    </style:style>
    <style:style style:name="P135" style:family="paragraph" style:parent-style-name="Standard">
      <style:text-properties style:font-name="Liberation Sans" officeooo:rsid="00a029a6" officeooo:paragraph-rsid="00d4b089"/>
    </style:style>
    <style:style style:name="P136" style:family="paragraph" style:parent-style-name="Standard">
      <style:paragraph-properties fo:line-height="115%" fo:text-align="start" style:justify-single-word="false"/>
      <style:text-properties style:font-name="Liberation Sans" officeooo:rsid="00968038" officeooo:paragraph-rsid="00c84137"/>
    </style:style>
    <style:style style:name="P137" style:family="paragraph" style:parent-style-name="Standard">
      <style:paragraph-properties fo:text-align="center" style:justify-single-word="false"/>
      <style:text-properties style:font-name="Liberation Sans" fo:font-weight="bold" officeooo:rsid="009c6a44" officeooo:paragraph-rsid="00cb7307" style:font-weight-asian="bold" style:font-weight-complex="bold"/>
    </style:style>
    <style:style style:name="P138" style:family="paragraph" style:parent-style-name="Standard">
      <style:paragraph-properties fo:text-align="center" style:justify-single-word="false"/>
      <style:text-properties style:font-name="Liberation Sans" fo:font-weight="bold" officeooo:rsid="009c6a44" officeooo:paragraph-rsid="00cc3fd7" style:font-weight-asian="bold" style:font-weight-complex="bold"/>
    </style:style>
    <style:style style:name="P139" style:family="paragraph" style:parent-style-name="Standard">
      <style:paragraph-properties fo:text-align="center" style:justify-single-word="false"/>
      <style:text-properties style:font-name="Liberation Sans" fo:font-weight="bold" officeooo:rsid="009c6a44" officeooo:paragraph-rsid="00d4b089" style:font-weight-asian="bold" style:font-weight-complex="bold"/>
    </style:style>
    <style:style style:name="P140" style:family="paragraph" style:parent-style-name="Standard">
      <style:paragraph-properties fo:text-align="center" style:justify-single-word="false"/>
      <style:text-properties style:font-name="Liberation Sans" fo:font-weight="bold" officeooo:rsid="00a312ae" officeooo:paragraph-rsid="00cb7307" style:font-weight-asian="bold" style:font-weight-complex="bold"/>
    </style:style>
    <style:style style:name="P141" style:family="paragraph" style:parent-style-name="Standard">
      <style:paragraph-properties fo:text-align="center" style:justify-single-word="false"/>
      <style:text-properties style:font-name="Liberation Sans" fo:font-weight="bold" officeooo:rsid="00a312ae" officeooo:paragraph-rsid="00cc3fd7" style:font-weight-asian="bold" style:font-weight-complex="bold"/>
    </style:style>
    <style:style style:name="P142" style:family="paragraph" style:parent-style-name="Standard">
      <style:paragraph-properties fo:text-align="center" style:justify-single-word="false"/>
      <style:text-properties style:font-name="Liberation Sans" fo:font-weight="bold" officeooo:rsid="00a312ae" officeooo:paragraph-rsid="00d4b089" style:font-weight-asian="bold" style:font-weight-complex="bold"/>
    </style:style>
    <style:style style:name="P143" style:family="paragraph" style:parent-style-name="Standard">
      <style:text-properties style:font-name="Liberation Sans" officeooo:rsid="00a8e4c3" officeooo:paragraph-rsid="00a8e4c3"/>
    </style:style>
    <style:style style:name="P144" style:family="paragraph" style:parent-style-name="Standard">
      <style:text-properties style:font-name="Liberation Sans" officeooo:rsid="00a8e4c3" officeooo:paragraph-rsid="00d4b089"/>
    </style:style>
    <style:style style:name="P145" style:family="paragraph" style:parent-style-name="Standard">
      <style:text-properties style:font-name="Liberation Sans" officeooo:rsid="00a8e4c3" officeooo:paragraph-rsid="00d79513"/>
    </style:style>
    <style:style style:name="P146" style:family="paragraph" style:parent-style-name="Standard">
      <style:text-properties style:font-name="Liberation Sans" officeooo:rsid="00aa10a4" officeooo:paragraph-rsid="00aa10a4"/>
    </style:style>
    <style:style style:name="P147" style:family="paragraph" style:parent-style-name="Standard">
      <style:text-properties style:font-name="Liberation Sans" officeooo:rsid="00aa10a4" officeooo:paragraph-rsid="00ce9bb7"/>
    </style:style>
    <style:style style:name="P148" style:family="paragraph" style:parent-style-name="Standard">
      <style:text-properties style:font-name="Liberation Sans" officeooo:rsid="00aa10a4" officeooo:paragraph-rsid="00d4b089"/>
    </style:style>
    <style:style style:name="P149" style:family="paragraph" style:parent-style-name="Standard">
      <style:text-properties style:font-name="Liberation Sans" officeooo:rsid="00ab6062" officeooo:paragraph-rsid="00ce9bb7"/>
    </style:style>
    <style:style style:name="P150" style:family="paragraph" style:parent-style-name="Standard">
      <style:text-properties style:font-name="Liberation Sans" officeooo:rsid="00ab6062" officeooo:paragraph-rsid="00d4b089"/>
    </style:style>
    <style:style style:name="P151" style:family="paragraph" style:parent-style-name="Standard">
      <style:text-properties style:font-name="Liberation Sans" officeooo:rsid="00a3faac" officeooo:paragraph-rsid="00a3faac"/>
    </style:style>
    <style:style style:name="P152" style:family="paragraph" style:parent-style-name="Standard">
      <style:text-properties style:font-name="Liberation Sans" officeooo:rsid="00a3faac" officeooo:paragraph-rsid="00b08e8d"/>
    </style:style>
    <style:style style:name="P153" style:family="paragraph" style:parent-style-name="Standard">
      <style:text-properties style:font-name="Liberation Sans" officeooo:rsid="00a3faac" officeooo:paragraph-rsid="00ce9bb7"/>
    </style:style>
    <style:style style:name="P154" style:family="paragraph" style:parent-style-name="Standard">
      <style:text-properties style:font-name="Liberation Sans" officeooo:rsid="00a3faac" officeooo:paragraph-rsid="00d0f725"/>
    </style:style>
    <style:style style:name="P155" style:family="paragraph" style:parent-style-name="Standard">
      <style:text-properties style:font-name="Liberation Sans" officeooo:rsid="00a3faac" officeooo:paragraph-rsid="00d4b089"/>
    </style:style>
    <style:style style:name="P156" style:family="paragraph" style:parent-style-name="Standard">
      <style:paragraph-properties fo:text-align="center" style:justify-single-word="false"/>
      <style:text-properties style:font-name="Liberation Sans" officeooo:paragraph-rsid="00d4b089"/>
    </style:style>
    <style:style style:name="P157" style:family="paragraph" style:parent-style-name="Standard">
      <style:paragraph-properties fo:text-align="center" style:justify-single-word="false"/>
      <style:text-properties style:font-name="Liberation Sans" officeooo:rsid="00a7a3fe" officeooo:paragraph-rsid="00d4b089"/>
    </style:style>
    <style:style style:name="P158" style:family="paragraph" style:parent-style-name="Standard">
      <style:text-properties style:font-name="Liberation Sans" officeooo:rsid="00d79513" officeooo:paragraph-rsid="00d79513"/>
    </style:style>
    <style:style style:name="P15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029a6" officeooo:paragraph-rsid="00bec76b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029a6" officeooo:paragraph-rsid="00d5cb1e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line-height="115%" fo:text-align="center" style:justify-single-word="false"/>
      <style:text-properties style:text-position="0% 100%" style:font-name="Liberation Sans" fo:font-size="12pt" fo:font-style="normal" style:text-underline-style="none" fo:font-weight="normal" officeooo:rsid="00a029a6" officeooo:paragraph-rsid="00bec76b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line-height="115%" fo:text-align="center" style:justify-single-word="false"/>
      <style:text-properties style:text-position="0% 100%" style:font-name="Liberation Sans" fo:font-size="12pt" fo:font-style="normal" style:text-underline-style="none" fo:font-weight="normal" officeooo:rsid="00a029a6" officeooo:paragraph-rsid="00d5cb1e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line-height="115%" fo:text-align="center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bec76b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bec76b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abfad6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d0f725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d4b089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3faac" officeooo:paragraph-rsid="00d4b089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d4b089" officeooo:paragraph-rsid="00d4b089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d5cb1e" officeooo:paragraph-rsid="00d5cb1e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4dbf5" officeooo:paragraph-rsid="00b4dbf5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4dbf5" officeooo:paragraph-rsid="00b5a813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4dbf5" officeooo:paragraph-rsid="00b6293d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4dbf5" officeooo:paragraph-rsid="00cc3fd7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4dbf5" officeooo:paragraph-rsid="00ce9bb7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5595d" officeooo:paragraph-rsid="00b5595d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7b539" officeooo:paragraph-rsid="00b7b539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5a813" officeooo:paragraph-rsid="00b5a813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5a813" officeooo:paragraph-rsid="00ce9bb7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6293d" officeooo:paragraph-rsid="00b6293d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8e3b40" officeooo:paragraph-rsid="00c84137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8e3b40" officeooo:paragraph-rsid="00d5cb1e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cc3fd7" officeooo:paragraph-rsid="00cc3fd7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029a6" officeooo:paragraph-rsid="00cc47b5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cc47b5" officeooo:paragraph-rsid="00cc47b5" style:font-size-asian="10.5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3faac" officeooo:paragraph-rsid="00cc47b5" style:font-size-asian="10.5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line-height="115%" fo:text-align="center" style:justify-single-word="false"/>
      <style:text-properties style:text-position="0% 100%" style:font-name="Liberation Sans" fo:font-size="12pt" fo:font-style="normal" style:text-underline-style="none" fo:font-weight="normal" officeooo:rsid="00a3faac" officeooo:paragraph-rsid="00d4b089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8e4c3" officeooo:paragraph-rsid="00cc47b5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cdca30" officeooo:paragraph-rsid="00cdca30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cdca30" officeooo:paragraph-rsid="00d4b089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cfe977" officeooo:paragraph-rsid="00cfe977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line-height="115%" fo:text-align="center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d4b089" style:font-size-asian="10.5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8e3b40" officeooo:paragraph-rsid="00cb7307" style:font-size-asian="12pt" style:font-style-asian="normal" style:font-weight-asian="bold" style:font-size-complex="12pt" style:font-style-complex="normal" style:font-weight-complex="bold"/>
    </style:style>
    <style:style style:name="P194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b40c50" officeooo:paragraph-rsid="00b40c50" style:font-size-asian="10.5pt" style:font-style-asian="normal" style:font-weight-asian="bold" style:font-size-complex="12pt" style:font-style-complex="normal" style:font-weight-complex="bold"/>
    </style:style>
    <style:style style:name="P195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87ae5f" officeooo:paragraph-rsid="00af3184" style:font-size-asian="10.5pt" style:font-style-asian="normal" style:font-weight-asian="bold" style:font-size-complex="12pt" style:font-style-complex="normal" style:font-weight-complex="bold"/>
    </style:style>
    <style:style style:name="P196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c809d2" officeooo:paragraph-rsid="00c809d2" style:font-size-asian="10.5pt" style:font-style-asian="normal" style:font-weight-asian="bold" style:font-size-complex="12pt" style:font-style-complex="normal" style:font-weight-complex="bold"/>
    </style:style>
    <style:style style:name="P197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c809d2" officeooo:paragraph-rsid="00c84137" style:font-size-asian="10.5pt" style:font-style-asian="normal" style:font-weight-asian="bold" style:font-size-complex="12pt" style:font-style-complex="normal" style:font-weight-complex="bold"/>
    </style:style>
    <style:style style:name="P198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c809d2" officeooo:paragraph-rsid="00cc3fd7" style:font-size-asian="10.5pt" style:font-style-asian="normal" style:font-weight-asian="bold" style:font-size-complex="12pt" style:font-style-complex="normal" style:font-weight-complex="bold"/>
    </style:style>
    <style:style style:name="P19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d5cb1e" officeooo:paragraph-rsid="00d5cb1e" style:font-size-asian="10.5pt" style:font-style-asian="normal" style:font-weight-asian="bold" style:font-size-complex="12pt" style:font-style-complex="normal" style:font-weight-complex="bold"/>
    </style:style>
    <style:style style:name="P200" style:family="paragraph" style:parent-style-name="Standard">
      <style:text-properties officeooo:paragraph-rsid="00cb7307"/>
    </style:style>
    <style:style style:name="P201" style:family="paragraph" style:parent-style-name="Standard">
      <style:text-properties officeooo:paragraph-rsid="00cc3fd7"/>
    </style:style>
    <style:style style:name="P202" style:family="paragraph" style:parent-style-name="Standard">
      <style:paragraph-properties fo:line-height="115%" fo:text-align="start" style:justify-single-word="false" fo:break-before="page"/>
      <style:text-properties style:text-position="0% 100%" style:font-name="Liberation Sans" fo:font-size="12pt" fo:font-style="normal" style:text-underline-style="none" fo:font-weight="bold" officeooo:rsid="00b40c50" officeooo:paragraph-rsid="00b40c50" style:font-size-asian="10.5pt" style:font-style-asian="normal" style:font-weight-asian="bold" style:font-size-complex="12pt" style:font-style-complex="normal" style:font-weight-complex="bold"/>
    </style:style>
    <style:style style:name="P203" style:family="paragraph" style:parent-style-name="Standard">
      <style:paragraph-properties fo:line-height="115%" fo:text-align="start" style:justify-single-word="false" fo:break-before="page"/>
      <style:text-properties style:text-position="0% 100%" style:font-name="Liberation Sans" fo:font-size="12pt" fo:font-style="normal" style:text-underline-style="none" fo:font-weight="bold" officeooo:rsid="0087ae5f" officeooo:paragraph-rsid="00af3184" style:font-size-asian="10.5pt" style:font-style-asian="normal" style:font-weight-asian="bold" style:font-size-complex="12pt" style:font-style-complex="normal" style:font-weight-complex="bold"/>
    </style:style>
    <style:style style:name="P204" style:family="paragraph" style:parent-style-name="Text_20_body">
      <style:paragraph-properties fo:line-height="115%" fo:text-align="start" style:justify-single-word="false" fo:break-before="page"/>
      <style:text-properties fo:font-size="16pt" fo:font-weight="bold" officeooo:rsid="007154b0" officeooo:paragraph-rsid="00d4b089" style:font-size-asian="14pt" style:font-weight-asian="bold" style:font-size-complex="16pt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54d7c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5e5b3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696d" style:font-size-asian="10.5pt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54d7c" style:font-size-asian="10.5pt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5e5b3" style:font-size-asian="10.5pt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fd240" style:font-size-asian="10.5pt" style:font-style-asian="normal" style:font-weight-asian="normal" style:font-style-complex="normal" style:font-weight-complex="normal"/>
    </style:style>
    <style:style style:name="T9" style:family="text">
      <style:text-properties fo:font-style="normal" officeooo:rsid="00225cca" style:font-style-asian="normal" style:font-style-complex="normal"/>
    </style:style>
    <style:style style:name="T10" style:family="text">
      <style:text-properties fo:font-style="normal" officeooo:rsid="0024f9ee" style:font-style-asian="normal" style:font-style-complex="normal"/>
    </style:style>
    <style:style style:name="T11" style:family="text">
      <style:text-properties fo:font-style="normal" officeooo:rsid="00424c28" style:font-style-asian="normal" style:font-style-complex="normal"/>
    </style:style>
    <style:style style:name="T12" style:family="text">
      <style:text-properties fo:font-style="normal" officeooo:rsid="00444a39" style:font-style-asian="normal" style:font-style-complex="normal"/>
    </style:style>
    <style:style style:name="T13" style:family="text">
      <style:text-properties fo:font-style="normal" officeooo:rsid="0045177e" style:font-style-asian="normal" style:font-style-complex="normal"/>
    </style:style>
    <style:style style:name="T14" style:family="text">
      <style:text-properties fo:font-style="normal" officeooo:rsid="004683b5" style:font-style-asian="normal" style:font-style-complex="normal"/>
    </style:style>
    <style:style style:name="T15" style:family="text">
      <style:text-properties officeooo:rsid="001cc580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f2787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20c3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e194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weight="normal" style:font-size-asian="12.25pt" style:font-weight-asian="normal" style:font-weight-complex="normal"/>
    </style:style>
    <style:style style:name="T22" style:family="text">
      <style:text-properties fo:font-weight="normal" style:font-size-asian="12pt" style:font-weight-asian="normal" style:font-weight-complex="normal"/>
    </style:style>
    <style:style style:name="T23" style:family="text">
      <style:text-properties fo:font-weight="normal" officeooo:rsid="00522976" style:font-size-asian="12pt" style:font-weight-asian="normal" style:font-weight-complex="normal"/>
    </style:style>
    <style:style style:name="T24" style:family="text">
      <style:text-properties fo:font-weight="normal" officeooo:rsid="0053c822" style:font-size-asian="12pt" style:font-weight-asian="normal" style:font-weight-complex="normal"/>
    </style:style>
    <style:style style:name="T25" style:family="text">
      <style:text-properties fo:font-weight="normal" officeooo:rsid="005791a0" style:font-size-asian="12pt" style:font-weight-asian="normal" style:font-weight-complex="normal"/>
    </style:style>
    <style:style style:name="T26" style:family="text">
      <style:text-properties fo:font-weight="normal" officeooo:rsid="00581df3" style:font-size-asian="12pt" style:font-weight-asian="normal" style:font-weight-complex="normal"/>
    </style:style>
    <style:style style:name="T27" style:family="text">
      <style:text-properties fo:font-weight="normal" officeooo:rsid="006c1e29" style:font-size-asian="12pt" style:font-weight-asian="normal" style:font-weight-complex="normal"/>
    </style:style>
    <style:style style:name="T28" style:family="text">
      <style:text-properties fo:font-weight="normal" officeooo:rsid="0038c146" style:font-size-asian="12pt" style:font-weight-asian="normal" style:font-weight-complex="normal"/>
    </style:style>
    <style:style style:name="T29" style:family="text">
      <style:text-properties fo:font-weight="normal" officeooo:rsid="003b21c6" style:font-size-asian="12pt" style:font-weight-asian="normal" style:font-weight-complex="normal"/>
    </style:style>
    <style:style style:name="T30" style:family="text">
      <style:text-properties fo:font-weight="normal" officeooo:rsid="003b7230" style:font-size-asian="12pt" style:font-weight-asian="normal" style:font-weight-complex="normal"/>
    </style:style>
    <style:style style:name="T31" style:family="text">
      <style:text-properties fo:font-weight="normal" officeooo:rsid="004df2b6" style:font-size-asian="12pt" style:font-weight-asian="normal" style:font-weight-complex="normal"/>
    </style:style>
    <style:style style:name="T32" style:family="text">
      <style:text-properties fo:font-weight="normal" officeooo:rsid="003926ac" style:font-size-asian="12pt" style:font-weight-asian="normal" style:font-weight-complex="normal"/>
    </style:style>
    <style:style style:name="T33" style:family="text">
      <style:text-properties fo:font-weight="normal" officeooo:rsid="00a312ae" style:font-size-asian="12pt" style:font-weight-asian="normal" style:font-weight-complex="normal"/>
    </style:style>
    <style:style style:name="T34" style:family="text">
      <style:text-properties fo:font-weight="normal" officeooo:rsid="00a7a3fe" style:font-size-asian="12pt" style:font-weight-asian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d5cb1e" style:font-weight-asian="normal" style:font-weight-complex="normal"/>
    </style:style>
    <style:style style:name="T37" style:family="text">
      <style:text-properties officeooo:rsid="001cead3"/>
    </style:style>
    <style:style style:name="T38" style:family="text">
      <style:text-properties fo:font-weight="bold" officeooo:rsid="0020d465" style:font-weight-asian="bold" style:font-weight-complex="bold"/>
    </style:style>
    <style:style style:name="T39" style:family="text">
      <style:text-properties officeooo:rsid="002217d1"/>
    </style:style>
    <style:style style:name="T40" style:family="text">
      <style:text-properties fo:font-style="italic" officeooo:rsid="00225cca" style:font-style-asian="italic" style:font-style-complex="italic"/>
    </style:style>
    <style:style style:name="T41" style:family="text">
      <style:text-properties fo:font-style="italic" officeooo:rsid="00a312ae" style:font-style-asian="italic" style:font-style-complex="italic"/>
    </style:style>
    <style:style style:name="T42" style:family="text">
      <style:text-properties fo:font-style="italic" fo:font-weight="normal" style:font-size-asian="12pt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a312ae" style:font-size-asian="12pt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bold" officeooo:rsid="00a312ae" style:font-style-asian="italic" style:font-weight-asian="bold" style:font-style-complex="italic" style:font-weight-complex="bold"/>
    </style:style>
    <style:style style:name="T45" style:family="text">
      <style:text-properties fo:font-style="italic" officeooo:rsid="00a312ae" style:font-size-asian="12pt" style:font-style-asian="italic" style:font-style-complex="italic"/>
    </style:style>
    <style:style style:name="T46" style:family="text">
      <style:text-properties officeooo:rsid="002f38e9"/>
    </style:style>
    <style:style style:name="T47" style:family="text">
      <style:text-properties style:font-name="Liberation Sans"/>
    </style:style>
    <style:style style:name="T48" style:family="text">
      <style:text-properties style:font-name="Liberation Sans" fo:font-size="12pt" fo:font-style="normal" fo:font-weight="normal" officeooo:rsid="002f9c0b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Liberation Sans" fo:font-size="12pt" fo:font-style="normal" fo:font-weight="normal" officeooo:rsid="002fbf88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Liberation Sans" fo:font-size="12pt" fo:font-style="normal" fo:font-weight="normal" officeooo:rsid="0033100b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Liberation Sans" fo:font-size="12pt" fo:font-style="normal" fo:font-weight="normal" officeooo:rsid="0034cc77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Liberation Sans" fo:font-size="12pt" fo:font-style="normal" fo:font-weight="normal" officeooo:rsid="00489f71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iberation Sans" fo:font-size="12pt" fo:font-style="normal" fo:font-weight="normal" officeooo:rsid="0034cc77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iberation Sans" fo:font-size="12pt" fo:font-style="normal" fo:font-weight="normal" officeooo:rsid="0036cb1e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iberation Sans" fo:font-size="12pt" fo:font-style="normal" fo:font-weight="normal" officeooo:rsid="0038c146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iberation Sans" fo:font-size="12pt" fo:font-style="italic" fo:font-weight="normal" officeooo:rsid="0036cb1e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Liberation Sans" fo:font-size="12pt" fo:font-weight="normal" officeooo:rsid="0021e2c0" style:font-size-asian="12pt" style:font-weight-asian="normal" style:font-size-complex="12pt" style:font-weight-complex="normal"/>
    </style:style>
    <style:style style:name="T58" style:family="text">
      <style:text-properties style:font-name="Liberation Sans" fo:font-size="14pt" fo:font-style="normal" fo:font-weight="normal" officeooo:rsid="002fbf88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font-name="Liberation Sans" fo:font-size="14pt" fo:font-style="normal" fo:font-weight="normal" officeooo:rsid="0034cc77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Liberation Sans" fo:font-style="normal" fo:font-weight="normal" officeooo:rsid="004f667d" style:font-style-asian="normal" style:font-weight-asian="normal" style:font-style-complex="normal" style:font-weight-complex="normal"/>
    </style:style>
    <style:style style:name="T62" style:family="text">
      <style:text-properties style:font-name="Liberation Sans" fo:font-style="normal" fo:font-weight="normal" officeooo:rsid="003926ac" style:font-style-asian="normal" style:font-weight-asian="normal" style:font-style-complex="normal" style:font-weight-complex="normal"/>
    </style:style>
    <style:style style:name="T63" style:family="text">
      <style:text-properties style:font-name="Liberation Sans" fo:font-style="normal" fo:font-weight="normal" officeooo:rsid="00513715" style:font-style-asian="normal" style:font-weight-asian="normal" style:font-style-complex="normal" style:font-weight-complex="normal"/>
    </style:style>
    <style:style style:name="T64" style:family="text">
      <style:text-properties style:font-name="Liberation Sans" fo:font-style="normal" fo:font-weight="normal" officeooo:rsid="00603d42" style:font-style-asian="normal" style:font-weight-asian="normal" style:font-style-complex="normal" style:font-weight-complex="normal"/>
    </style:style>
    <style:style style:name="T65" style:family="text">
      <style:text-properties style:font-name="Liberation Sans" fo:font-style="normal" fo:font-weight="normal" officeooo:rsid="0062a224" style:font-style-asian="normal" style:font-weight-asian="normal" style:font-style-complex="normal" style:font-weight-complex="normal"/>
    </style:style>
    <style:style style:name="T66" style:family="text">
      <style:text-properties style:font-name="Liberation Sans" fo:font-style="normal" fo:font-weight="normal" officeooo:rsid="00649cf3" style:font-style-asian="normal" style:font-weight-asian="normal" style:font-style-complex="normal" style:font-weight-complex="normal"/>
    </style:style>
    <style:style style:name="T67" style:family="text">
      <style:text-properties style:font-name="Liberation Sans" fo:font-style="normal" fo:font-weight="normal" officeooo:rsid="00661862" style:font-style-asian="normal" style:font-weight-asian="normal" style:font-style-complex="normal" style:font-weight-complex="normal"/>
    </style:style>
    <style:style style:name="T68" style:family="text">
      <style:text-properties style:font-name="Liberation Sans" fo:font-style="normal" fo:font-weight="normal" officeooo:rsid="0066318d" style:font-style-asian="normal" style:font-weight-asian="normal" style:font-style-complex="normal" style:font-weight-complex="normal"/>
    </style:style>
    <style:style style:name="T69" style:family="text">
      <style:text-properties style:font-name="Liberation Sans" fo:font-style="normal" fo:font-weight="normal" officeooo:rsid="0067adae" style:font-style-asian="normal" style:font-weight-asian="normal" style:font-style-complex="normal" style:font-weight-complex="normal"/>
    </style:style>
    <style:style style:name="T70" style:family="text">
      <style:text-properties style:font-name="Liberation Sans" fo:font-style="normal" fo:font-weight="bold" officeooo:rsid="003926ac" style:font-style-asian="normal" style:font-weight-asian="bold" style:font-style-complex="normal" style:font-weight-complex="bold"/>
    </style:style>
    <style:style style:name="T71" style:family="text">
      <style:text-properties style:font-name="Liberation Sans" fo:font-style="normal" fo:font-weight="bold" officeooo:rsid="004f667d" style:font-style-asian="normal" style:font-weight-asian="bold" style:font-style-complex="normal" style:font-weight-complex="bold"/>
    </style:style>
    <style:style style:name="T72" style:family="text">
      <style:text-properties style:font-name="Liberation Sans" fo:font-style="normal" fo:font-weight="bold" officeooo:rsid="00603d42" style:font-style-asian="normal" style:font-weight-asian="bold" style:font-style-complex="normal" style:font-weight-complex="bold"/>
    </style:style>
    <style:style style:name="T73" style:family="text">
      <style:text-properties style:font-name="Liberation Sans" fo:font-style="normal" fo:font-weight="bold" officeooo:rsid="0066318d" style:font-style-asian="normal" style:font-weight-asian="bold" style:font-style-complex="normal" style:font-weight-complex="bold"/>
    </style:style>
    <style:style style:name="T74" style:family="text">
      <style:text-properties style:font-name="Liberation Sans" fo:font-style="normal" style:font-style-asian="normal" style:font-style-complex="normal"/>
    </style:style>
    <style:style style:name="T75" style:family="text">
      <style:text-properties style:font-name="Liberation Sans" fo:font-style="normal" officeooo:rsid="00513715" style:font-style-asian="normal" style:font-style-complex="normal"/>
    </style:style>
    <style:style style:name="T76" style:family="text">
      <style:text-properties style:text-position="super 58%" fo:font-size="14pt" fo:font-weight="normal" officeooo:rsid="007eda1e" style:font-size-asian="12.25pt" style:font-weight-asian="normal" style:font-size-complex="14pt" style:font-weight-complex="normal"/>
    </style:style>
    <style:style style:name="T77" style:family="text">
      <style:text-properties style:text-position="super 58%" fo:font-size="14pt" fo:font-weight="normal" officeooo:rsid="007fde6e" style:font-size-asian="12.25pt" style:font-weight-asian="normal" style:font-size-complex="14pt" style:font-weight-complex="normal"/>
    </style:style>
    <style:style style:name="T78" style:family="text">
      <style:text-properties style:text-position="super 58%" fo:font-size="14pt" fo:font-style="normal" fo:font-weight="normal" officeooo:rsid="0070303a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style:text-position="super 58%" fo:font-size="14pt" officeooo:rsid="00a3faac" style:font-size-asian="12.25pt" style:font-size-complex="14pt"/>
    </style:style>
    <style:style style:name="T80" style:family="text">
      <style:text-properties style:text-position="super 58%" fo:font-style="italic" fo:font-weight="normal" officeooo:rsid="004df2b6" style:font-size-asian="12pt" style:font-style-asian="italic" style:font-weight-asian="normal" style:font-style-complex="italic" style:font-weight-complex="normal"/>
    </style:style>
    <style:style style:name="T81" style:family="text">
      <style:text-properties style:font-size-asian="12pt"/>
    </style:style>
    <style:style style:name="T82" style:family="text">
      <style:text-properties officeooo:rsid="0051eb92" style:font-size-asian="12pt"/>
    </style:style>
    <style:style style:name="T83" style:family="text">
      <style:text-properties officeooo:rsid="003926ac" style:font-size-asian="12pt"/>
    </style:style>
    <style:style style:name="T84" style:family="text">
      <style:text-properties officeooo:rsid="00522976" style:font-size-asian="12pt"/>
    </style:style>
    <style:style style:name="T85" style:family="text">
      <style:text-properties officeooo:rsid="00a029a6" style:font-size-asian="12pt"/>
    </style:style>
    <style:style style:name="T86" style:family="text">
      <style:text-properties style:text-position="sub 58%" fo:font-size="14pt" fo:font-weight="normal" officeooo:rsid="0081b974" style:font-size-asian="14pt" style:font-weight-asian="normal" style:font-size-complex="14pt" style:font-weight-complex="normal"/>
    </style:style>
    <style:style style:name="T87" style:family="text">
      <style:text-properties style:text-position="sub 58%" fo:font-size="14pt" fo:font-weight="normal" officeooo:rsid="0081b974" style:font-size-asian="12.25pt" style:font-weight-asian="normal" style:font-size-complex="14pt" style:font-weight-complex="normal"/>
    </style:style>
    <style:style style:name="T88" style:family="text">
      <style:text-properties style:text-position="sub 58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9" style:family="text">
      <style:text-properties style:text-position="sub 58%" fo:font-size="14pt" fo:font-style="italic" fo:font-weight="normal" officeooo:rsid="0081b974" style:font-size-asian="14pt" style:font-style-asian="italic" style:font-weight-asian="normal" style:font-size-complex="14pt" style:font-style-complex="italic" style:font-weight-complex="normal"/>
    </style:style>
    <style:style style:name="T90" style:family="text">
      <style:text-properties style:text-position="sub 58%" fo:font-size="14pt" fo:font-style="italic" fo:font-weight="normal" officeooo:rsid="0081b974" style:font-size-asian="12.25pt" style:font-style-asian="italic" style:font-weight-asian="normal" style:font-size-complex="14pt" style:font-style-complex="italic" style:font-weight-complex="normal"/>
    </style:style>
    <style:style style:name="T91" style:family="text">
      <style:text-properties style:text-position="0% 100%"/>
    </style:style>
    <style:style style:name="T92" style:family="text">
      <style:text-properties style:text-position="0% 100%" fo:font-weight="normal" style:font-size-asian="12pt" style:font-weight-asian="normal" style:font-weight-complex="normal"/>
    </style:style>
    <style:style style:name="T93" style:family="text">
      <style:text-properties style:text-position="0% 100%" fo:font-weight="normal" officeooo:rsid="0059adf8" style:font-size-asian="12pt" style:font-weight-asian="normal" style:font-weight-complex="normal"/>
    </style:style>
    <style:style style:name="T94" style:family="text">
      <style:text-properties style:text-position="0% 100%" fo:font-weight="normal" officeooo:rsid="005ab686" style:font-size-asian="12pt" style:font-weight-asian="normal" style:font-weight-complex="normal"/>
    </style:style>
    <style:style style:name="T95" style:family="text">
      <style:text-properties style:text-position="0% 100%" fo:font-weight="normal" officeooo:rsid="005de2de" style:font-size-asian="12pt" style:font-weight-asian="normal" style:font-weight-complex="normal"/>
    </style:style>
    <style:style style:name="T96" style:family="text">
      <style:text-properties style:text-position="0% 100%" fo:font-weight="normal" officeooo:rsid="005f1086" style:font-size-asian="12pt" style:font-weight-asian="normal" style:font-weight-complex="normal"/>
    </style:style>
    <style:style style:name="T97" style:family="text">
      <style:text-properties style:text-position="0% 100%" fo:font-weight="normal" officeooo:rsid="0081b974" style:font-size-asian="12pt" style:font-weight-asian="normal" style:font-weight-complex="normal"/>
    </style:style>
    <style:style style:name="T98" style:family="text">
      <style:text-properties style:text-position="0% 100%" fo:font-weight="normal" officeooo:rsid="0085c041" style:font-size-asian="12pt" style:font-weight-asian="normal" style:font-weight-complex="normal"/>
    </style:style>
    <style:style style:name="T99" style:family="text">
      <style:text-properties style:text-position="0% 100%" fo:font-weight="normal" officeooo:rsid="007fde6e" style:font-size-asian="12pt" style:font-weight-asian="normal" style:font-weight-complex="normal"/>
    </style:style>
    <style:style style:name="T100" style:family="text">
      <style:text-properties style:text-position="0% 100%" fo:font-weight="normal" style:font-weight-asian="normal" style:font-weight-complex="normal"/>
    </style:style>
    <style:style style:name="T101" style:family="text">
      <style:text-properties style:text-position="0% 100%" fo:font-weight="normal" officeooo:rsid="007e5790" style:font-weight-asian="normal" style:font-weight-complex="normal"/>
    </style:style>
    <style:style style:name="T102" style:family="text">
      <style:text-properties style:text-position="0% 100%" fo:font-weight="normal" officeooo:rsid="007eda1e" style:font-weight-asian="normal" style:font-weight-complex="normal"/>
    </style:style>
    <style:style style:name="T103" style:family="text">
      <style:text-properties style:text-position="0% 100%" fo:font-weight="normal" officeooo:rsid="007fce37" style:font-weight-asian="normal" style:font-weight-complex="normal"/>
    </style:style>
    <style:style style:name="T104" style:family="text">
      <style:text-properties style:text-position="0% 100%" fo:font-weight="normal" officeooo:rsid="007fde6e" style:font-weight-asian="normal" style:font-weight-complex="normal"/>
    </style:style>
    <style:style style:name="T105" style:family="text">
      <style:text-properties style:text-position="0% 100%" fo:font-weight="normal" officeooo:rsid="0081b974" style:font-weight-asian="normal" style:font-weight-complex="normal"/>
    </style:style>
    <style:style style:name="T106" style:family="text">
      <style:text-properties style:text-position="0% 100%" fo:font-weight="normal" officeooo:rsid="0085c041" style:font-weight-asian="normal" style:font-weight-complex="normal"/>
    </style:style>
    <style:style style:name="T107" style:family="text">
      <style:text-properties style:text-position="0% 100%" fo:font-weight="normal" officeooo:rsid="008f2692" style:font-weight-asian="normal" style:font-weight-complex="normal"/>
    </style:style>
    <style:style style:name="T108" style:family="text">
      <style:text-properties style:text-position="0% 100%" fo:font-style="italic" fo:font-weight="normal" style:font-size-asian="12pt" style:font-style-asian="italic" style:font-weight-asian="normal" style:font-style-complex="italic" style:font-weight-complex="normal"/>
    </style:style>
    <style:style style:name="T109" style:family="text">
      <style:text-properties style:text-position="0% 100%" fo:font-style="italic" fo:font-weight="normal" officeooo:rsid="007e5790" style:font-style-asian="italic" style:font-weight-asian="normal" style:font-style-complex="italic" style:font-weight-complex="normal"/>
    </style:style>
    <style:style style:name="T110" style:family="text">
      <style:text-properties style:text-position="0% 100%" fo:font-style="italic" fo:font-weight="normal" officeooo:rsid="007eda1e" style:font-style-asian="italic" style:font-weight-asian="normal" style:font-style-complex="italic" style:font-weight-complex="normal"/>
    </style:style>
    <style:style style:name="T111" style:family="text">
      <style:text-properties style:text-position="0% 100%" fo:font-style="italic" fo:font-weight="normal" officeooo:rsid="007fce37" style:font-style-asian="italic" style:font-weight-asian="normal" style:font-style-complex="italic" style:font-weight-complex="normal"/>
    </style:style>
    <style:style style:name="T112" style:family="text">
      <style:text-properties style:text-position="0% 100%" fo:font-style="italic" fo:font-weight="normal" officeooo:rsid="0081b974" style:font-style-asian="italic" style:font-weight-asian="normal" style:font-style-complex="italic" style:font-weight-complex="normal"/>
    </style:style>
    <style:style style:name="T113" style:family="text">
      <style:text-properties style:text-position="0% 100%" fo:font-style="italic" fo:font-weight="normal" officeooo:rsid="0085c041" style:font-style-asian="italic" style:font-weight-asian="normal" style:font-style-complex="italic" style:font-weight-complex="normal"/>
    </style:style>
    <style:style style:name="T114" style:family="text">
      <style:text-properties style:text-position="0% 100%" fo:font-style="italic" fo:font-weight="normal" officeooo:rsid="008f2692" style:font-style-asian="italic" style:font-weight-asian="normal" style:font-style-complex="italic" style:font-weight-complex="normal"/>
    </style:style>
    <style:style style:name="T115" style:family="text">
      <style:text-properties style:text-position="0% 100%" fo:font-style="italic" officeooo:rsid="007e5790" style:font-style-asian="italic" style:font-style-complex="italic"/>
    </style:style>
    <style:style style:name="T116" style:family="text">
      <style:text-properties style:text-position="0% 100%" fo:font-style="italic" officeooo:rsid="008f2692" style:font-style-asian="italic" style:font-style-complex="italic"/>
    </style:style>
    <style:style style:name="T117" style:family="text">
      <style:text-properties style:text-position="0% 100%" fo:font-style="italic" style:text-underline-style="none" style:font-style-asian="italic" style:font-style-complex="italic"/>
    </style:style>
    <style:style style:name="T118" style:family="text">
      <style:text-properties style:text-position="0% 100%" fo:font-style="italic" style:text-underline-style="none" officeooo:rsid="00942f45" style:font-style-asian="italic" style:font-style-complex="italic"/>
    </style:style>
    <style:style style:name="T119" style:family="text">
      <style:text-properties style:text-position="0% 100%" fo:font-style="italic" style:text-underline-style="none" officeooo:rsid="008f2692" style:font-style-asian="italic" style:font-style-complex="italic"/>
    </style:style>
    <style:style style:name="T120" style:family="text">
      <style:text-properties style:text-position="0% 100%" fo:font-style="italic" style:text-underline-style="none" fo:font-weight="bold" officeooo:rsid="008f2692" style:font-style-asian="italic" style:font-weight-asian="bold" style:font-style-complex="italic" style:font-weight-complex="bold"/>
    </style:style>
    <style:style style:name="T121" style:family="text">
      <style:text-properties style:text-position="0% 100%" fo:font-style="italic" style:text-underline-style="none" fo:font-weight="bold" officeooo:rsid="0090a7df" style:font-style-asian="italic" style:font-weight-asian="bold" style:font-style-complex="italic" style:font-weight-complex="bold"/>
    </style:style>
    <style:style style:name="T122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123" style:family="text">
      <style:text-properties style:text-position="0% 100%" fo:font-style="italic" style:text-underline-style="none" fo:font-weight="normal" officeooo:rsid="00921591" style:font-style-asian="italic" style:font-weight-asian="normal" style:font-style-complex="italic" style:font-weight-complex="normal"/>
    </style:style>
    <style:style style:name="T124" style:family="text">
      <style:text-properties style:text-position="0% 100%" fo:font-style="italic" style:text-underline-style="none" fo:font-weight="normal" officeooo:rsid="00942f45" style:font-style-asian="italic" style:font-weight-asian="normal" style:font-style-complex="italic" style:font-weight-complex="normal"/>
    </style:style>
    <style:style style:name="T125" style:family="text">
      <style:text-properties style:text-position="0% 100%" fo:font-style="italic" style:text-underline-style="none" fo:font-weight="normal" officeooo:rsid="0094b1fa" style:font-style-asian="italic" style:font-weight-asian="normal" style:font-style-complex="italic" style:font-weight-complex="normal"/>
    </style:style>
    <style:style style:name="T126" style:family="text">
      <style:text-properties style:text-position="0% 100%" fo:font-style="italic" style:text-underline-style="none" fo:font-weight="normal" officeooo:rsid="008f2692" style:font-style-asian="italic" style:font-weight-asian="normal" style:font-style-complex="italic" style:font-weight-complex="normal"/>
    </style:style>
    <style:style style:name="T127" style:family="text">
      <style:text-properties style:text-position="0% 100%" fo:font-size="14pt" fo:font-weight="bold" officeooo:rsid="006e79ba" style:font-size-asian="14pt" style:font-weight-asian="bold" style:font-size-complex="14pt" style:font-weight-complex="bold"/>
    </style:style>
    <style:style style:name="T128" style:family="text">
      <style:text-properties style:text-position="0% 100%" fo:font-size="14pt" style:text-underline-style="none" officeooo:rsid="0085c041" style:font-size-asian="12.25pt" style:font-size-complex="14pt"/>
    </style:style>
    <style:style style:name="T129" style:family="text">
      <style:text-properties style:text-position="0% 100%" fo:font-size="12pt" fo:font-weight="normal" officeooo:rsid="006e79ba" style:font-size-asian="10.5pt" style:font-weight-asian="normal" style:font-size-complex="12pt" style:font-weight-complex="normal"/>
    </style:style>
    <style:style style:name="T130" style:family="text">
      <style:text-properties style:text-position="0% 100%" fo:font-size="12pt" fo:font-weight="normal" officeooo:rsid="0070303a" style:font-size-asian="10.5pt" style:font-weight-asian="normal" style:font-size-complex="12pt" style:font-weight-complex="normal"/>
    </style:style>
    <style:style style:name="T131" style:family="text">
      <style:text-properties style:text-position="0% 100%" fo:font-size="12pt" fo:font-weight="normal" officeooo:rsid="0072d42c" style:font-size-asian="10.5pt" style:font-weight-asian="normal" style:font-size-complex="12pt" style:font-weight-complex="normal"/>
    </style:style>
    <style:style style:name="T132" style:family="text">
      <style:text-properties style:text-position="0% 100%" fo:font-size="12pt" fo:font-weight="normal" officeooo:rsid="0073a80c" style:font-size-asian="10.5pt" style:font-weight-asian="normal" style:font-size-complex="12pt" style:font-weight-complex="normal"/>
    </style:style>
    <style:style style:name="T133" style:family="text">
      <style:text-properties style:text-position="0% 100%" fo:font-size="12pt" fo:font-weight="normal" officeooo:rsid="007440e4" style:font-size-asian="10.5pt" style:font-weight-asian="normal" style:font-size-complex="12pt" style:font-weight-complex="normal"/>
    </style:style>
    <style:style style:name="T134" style:family="text">
      <style:text-properties style:text-position="0% 100%" fo:font-size="12pt" fo:font-weight="normal" officeooo:rsid="006e79ba" style:font-size-asian="12pt" style:font-weight-asian="normal" style:font-size-complex="12pt" style:font-weight-complex="normal"/>
    </style:style>
    <style:style style:name="T135" style:family="text">
      <style:text-properties style:text-position="0% 100%" fo:font-size="12pt" fo:font-style="italic" fo:font-weight="normal" officeooo:rsid="0072d42c" style:font-size-asian="10.5pt" style:font-style-asian="italic" style:font-weight-asian="normal" style:font-size-complex="12pt" style:font-style-complex="italic" style:font-weight-complex="normal"/>
    </style:style>
    <style:style style:name="T136" style:family="text">
      <style:text-properties style:text-position="0% 100%" fo:font-size="12pt" fo:font-style="italic" fo:font-weight="normal" officeooo:rsid="0073a80c" style:font-size-asian="10.5pt" style:font-style-asian="italic" style:font-weight-asian="normal" style:font-size-complex="12pt" style:font-style-complex="italic" style:font-weight-complex="normal"/>
    </style:style>
    <style:style style:name="T137" style:family="text">
      <style:text-properties style:text-position="0% 100%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38" style:family="text">
      <style:text-properties style:text-position="0% 100%" fo:font-size="12pt" style:text-underline-style="none" style:font-size-asian="10.5pt" style:font-size-complex="12pt"/>
    </style:style>
    <style:style style:name="T139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140" style:family="text">
      <style:text-properties style:text-position="0% 100%" fo:font-size="12pt" style:text-underline-style="none" fo:font-weight="normal" officeooo:rsid="0087cc0a" style:font-size-asian="10.5pt" style:font-weight-asian="normal" style:font-size-complex="12pt" style:font-weight-complex="normal"/>
    </style:style>
    <style:style style:name="T141" style:family="text">
      <style:text-properties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style:text-position="0% 100%" fo:font-size="12pt" fo:font-style="normal" style:text-underline-style="none" fo:font-weight="normal" officeooo:rsid="00c84137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style:text-position="0% 100%" fo:font-size="12pt" fo:font-style="normal" style:text-underline-style="none" fo:font-weight="normal" officeooo:rsid="00968038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style:text-position="0% 100%" style:font-name="Liberation Sans" fo:font-size="14pt" fo:font-style="normal" fo:font-weight="bold" officeooo:rsid="003926ac" style:font-size-asian="14pt" style:font-style-asian="normal" style:font-weight-asian="bold" style:font-size-complex="14pt" style:font-style-complex="normal" style:font-weight-complex="bold"/>
    </style:style>
    <style:style style:name="T145" style:family="text">
      <style:text-properties style:text-position="0% 100%" style:font-name="Liberation Sans" fo:font-size="14pt" fo:font-style="normal" fo:font-weight="bold" officeooo:rsid="006e79ba" style:font-size-asian="14pt" style:font-style-asian="normal" style:font-weight-asian="bold" style:font-size-complex="14pt" style:font-style-complex="normal" style:font-weight-complex="bold"/>
    </style:style>
    <style:style style:name="T146" style:family="text">
      <style:text-properties style:text-position="0% 100%" fo:font-size="16pt" style:font-size-complex="16pt"/>
    </style:style>
    <style:style style:name="T147" style:family="text">
      <style:text-properties style:text-position="0% 100%" fo:font-size="16pt" officeooo:rsid="006e0da8" style:font-size-complex="16pt"/>
    </style:style>
    <style:style style:name="T148" style:family="text">
      <style:text-properties style:text-position="0% 100%" fo:font-size="16pt" officeooo:rsid="005de2de" style:font-size-complex="16pt"/>
    </style:style>
    <style:style style:name="T149" style:family="text">
      <style:text-properties style:text-position="0% 100%" officeooo:rsid="006e0da8"/>
    </style:style>
    <style:style style:name="T150" style:family="text">
      <style:text-properties style:text-position="0% 100%" style:text-underline-style="none"/>
    </style:style>
    <style:style style:name="T151" style:family="text">
      <style:text-properties style:text-position="0% 100%" style:text-underline-style="none" fo:font-weight="normal" style:font-weight-asian="normal" style:font-weight-complex="normal"/>
    </style:style>
    <style:style style:name="T152" style:family="text">
      <style:text-properties style:text-position="0% 100%" style:text-underline-style="none" fo:font-weight="normal" officeooo:rsid="0081b974" style:font-weight-asian="normal" style:font-weight-complex="normal"/>
    </style:style>
    <style:style style:name="T153" style:family="text">
      <style:text-properties style:text-position="0% 100%" style:text-underline-style="none" fo:font-weight="normal" officeooo:rsid="0085c041" style:font-weight-asian="normal" style:font-weight-complex="normal"/>
    </style:style>
    <style:style style:name="T154" style:family="text">
      <style:text-properties style:text-position="0% 100%" style:text-underline-style="none" fo:font-weight="normal" officeooo:rsid="00921591" style:font-weight-asian="normal" style:font-weight-complex="normal"/>
    </style:style>
    <style:style style:name="T155" style:family="text">
      <style:text-properties style:text-position="0% 100%" style:text-underline-style="none" fo:font-weight="normal" officeooo:rsid="00942f45" style:font-weight-asian="normal" style:font-weight-complex="normal"/>
    </style:style>
    <style:style style:name="T156" style:family="text">
      <style:text-properties style:text-position="0% 100%" style:text-underline-style="none" fo:font-weight="normal" officeooo:rsid="0094b1fa" style:font-weight-asian="normal" style:font-weight-complex="normal"/>
    </style:style>
    <style:style style:name="T157" style:family="text">
      <style:text-properties style:text-position="0% 100%" style:text-underline-style="none" fo:font-weight="normal" officeooo:rsid="00ade96b" style:font-weight-asian="normal" style:font-weight-complex="normal"/>
    </style:style>
    <style:style style:name="T158" style:family="text">
      <style:text-properties style:text-position="0% 100%" style:text-underline-style="none" fo:font-weight="normal" officeooo:rsid="008f2692" style:font-weight-asian="normal" style:font-weight-complex="normal"/>
    </style:style>
    <style:style style:name="T159" style:family="text">
      <style:text-properties style:text-position="0% 100%" style:text-underline-style="none" officeooo:rsid="008f2692"/>
    </style:style>
    <style:style style:name="T160" style:family="text">
      <style:text-properties officeooo:rsid="008aec96"/>
    </style:style>
    <style:style style:name="T161" style:family="text">
      <style:text-properties officeooo:rsid="00a2aea3"/>
    </style:style>
    <style:style style:name="T162" style:family="text">
      <style:text-properties officeooo:rsid="00a312ae"/>
    </style:style>
    <style:style style:name="T163" style:family="text">
      <style:text-properties officeooo:rsid="00a7a3fe"/>
    </style:style>
    <style:style style:name="T164" style:family="text">
      <style:text-properties officeooo:rsid="00a8e4c3"/>
    </style:style>
    <style:style style:name="T165" style:family="text">
      <style:text-properties officeooo:rsid="00aa7774"/>
    </style:style>
    <style:style style:name="T166" style:family="text">
      <style:text-properties officeooo:rsid="00af3184"/>
    </style:style>
    <style:style style:name="T167" style:family="text">
      <style:text-properties officeooo:rsid="00b0458d"/>
    </style:style>
    <style:style style:name="T168" style:family="text">
      <style:text-properties officeooo:rsid="00b1b2a3"/>
    </style:style>
    <style:style style:name="T169" style:family="text">
      <style:text-properties officeooo:rsid="00b5a813"/>
    </style:style>
    <style:style style:name="T170" style:family="text">
      <style:text-properties officeooo:rsid="00b84a34"/>
    </style:style>
    <style:style style:name="T171" style:family="text">
      <style:text-properties officeooo:rsid="00bec76b"/>
    </style:style>
    <style:style style:name="T172" style:family="text">
      <style:text-properties officeooo:rsid="00c6356a"/>
    </style:style>
    <style:style style:name="T173" style:family="text">
      <style:text-properties officeooo:rsid="00cc47b5"/>
    </style:style>
    <style:style style:name="T174" style:family="text">
      <style:text-properties officeooo:rsid="00ce9bb7"/>
    </style:style>
    <style:style style:name="T175" style:family="text">
      <style:text-properties officeooo:rsid="00b6293d"/>
    </style:style>
    <style:style style:name="T176" style:family="text">
      <style:text-properties officeooo:rsid="00b08e8d"/>
    </style:style>
    <style:style style:name="T177" style:family="text">
      <style:text-properties officeooo:rsid="00d1c65f"/>
    </style:style>
    <style:style style:name="T178" style:family="text">
      <style:text-properties officeooo:rsid="00d35dae"/>
    </style:style>
    <style:style style:name="T179" style:family="text">
      <style:text-properties officeooo:rsid="00d4b089"/>
    </style:style>
    <style:style style:name="T180" style:family="text">
      <style:text-properties officeooo:rsid="00d5cb1e"/>
    </style:style>
    <style:style style:name="T181" style:family="text">
      <style:text-properties officeooo:rsid="00d79513"/>
    </style:style>
    <style:style style:name="T182" style:family="text">
      <style:text-properties officeooo:rsid="00aa10a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VIÇOSA</text:p>
      <text:p text:style-name="P1">CENTRO DE CIÊNCIAS EXATAS E TECNOLÓGICAS</text:p>
      <text:p text:style-name="P1">DEPARTAMENTO DE INFORMÁTICA</text:p>
      <text:p text:style-name="P1"/>
      <text:p text:style-name="P1"/>
      <text:p text:style-name="P1"/>
      <text:p text:style-name="P1"/>
      <text:p text:style-name="P117"/>
      <text:p text:style-name="P2">PROJETO FINAL DE CURSO</text:p>
      <text:p text:style-name="P2"/>
      <text:p text:style-name="P2"/>
      <text:p text:style-name="P13"/>
      <text:p text:style-name="P13"/>
      <text:p text:style-name="P13">BIBLIOTECA PARA <text:span text:style-name="T15">MATEMÁTICA</text:span> SIMBÓLICA EM C++</text:p>
      <text:p text:style-name="P13"/>
      <text:p text:style-name="P13"/>
      <text:p text:style-name="P13"/>
      <text:p text:style-name="P3">Arthur Gonçalves do Carmo<text:tab/><text:tab/><text:tab/></text:p>
      <text:p text:style-name="P17">Graduando em Ciência da Computação</text:p>
      <text:p text:style-name="P17"/>
      <text:p text:style-name="P17"/>
      <text:p text:style-name="P17"/>
      <text:p text:style-name="P17"/>
      <text:p text:style-name="P6">Luiz Carlos de Abreu Albuquerque</text:p>
      <text:p text:style-name="P7">(Orientador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IÇOSA – MINAS GERAIS</text:p>
      <text:p text:style-name="P7">JUNHO – 2018</text:p>
      <text:p text:style-name="P7"/>
      <text:p text:style-name="P7"><text:soft-page-break/></text:p>
      <text:p text:style-name="P54">RESUMO</text:p>
      <text:p text:style-name="P15"/>
      <text:p text:style-name="P8"/>
      <text:p text:style-name="P8">BIBLIOTECA PARA <text:span text:style-name="T37">MATEMÁTICA </text:span>SIMBÓLICA EM C++</text:p>
      <text:p text:style-name="P18"/>
      <text:p text:style-name="P19"/>
      <text:p text:style-name="P19"/>
      <text:p text:style-name="P19"><text:tab/><text:span text:style-name="T15">Luiz Carlos de Abreu Albuquerque (Orientador)</text:span></text:p>
      <text:p text:style-name="P19"><text:tab/><text:span text:style-name="T15">Arthur Gonçalves do Carmo (Estudante)</text:span></text:p>
      <text:p text:style-name="P19"/>
      <text:p text:style-name="P18"/>
      <text:p text:style-name="P18"/>
      <text:p text:style-name="P21">RESUMO</text:p>
      <text:p text:style-name="P25"/>
      <text:p text:style-name="P4"><text:span text:style-name="T16">Matemática simbólica é a área da computação que se preocupa </text:span><text:span text:style-name="T19">com</text:span><text:span text:style-name="T16"> representar e manipular equações e expressões matemáticas de forma simbólica, em oposição aos métodos de manipulação </text:span><text:span text:style-name="T18">por</text:span><text:span text:style-name="T16"> aproximaç</text:span><text:span text:style-name="T18">ão </text:span><text:span text:style-name="T16">numérica. O objetivo do projeto é criar uma biblioteca para C++ contendo classes que representam simbolicamente alguns </text:span><text:span text:style-name="T17">dos principais </text:span><text:span text:style-name="T16">objetos matemáticos, como números inteiros e racionais, artimética modular, polinômios e expressões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2">PALAVRAS-CHAVE</text:p>
      <text:p text:style-name="P5"><text:span text:style-name="T21"><text:tab/></text:span><text:span text:style-name="T20">matemática </text:span><text:span text:style-name="T16">simbólica; aritmética de precisão múltipla; expressões matemáticas;</text:span></text:p>
      <text:p text:style-name="P27"/>
      <text:p text:style-name="P22">ÁREA DE CONHECIMENTO</text:p>
      <text:p text:style-name="P20"><text:span text:style-name="T38"><text:tab/></text:span>1.03.02.01- 8 - Matemática Simbólica</text:p>
      <text:p text:style-name="P20"/>
      <text:p text:style-name="P22">LINHA DE PESQUISA</text:p>
      <text:p text:style-name="P74"><text:span text:style-name="T57"><text:tab/></text:span><text:span text:style-name="T47">DPI-040 – Algoritmos e Otimização Combinatória</text:span></text:p>
      <text:p text:style-name="P28"/>
      <text:p text:style-name="P28"/>
      <text:p text:style-name="P14"><text:soft-page-break/>1 – Introdução</text:p>
      <text:p text:style-name="P14"/>
      <text:p text:style-name="P24"><text:tab/><text:span text:style-name="T39">A matemática simbólica é um campo já muito bem estudado na computação. A dificuldade de se criar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40">Computer Algebra System</text:span><text:span text:style-name="T9">), que são </text:span><text:span text:style-name="T11">produtos de </text:span><text:span text:style-name="T9">software completos para o mesmo fim, e possuem grande variedade, muitas vezes se diferenciando um do outro por trabalharem com campos bem distintos </text:span><text:span text:style-name="T11">de aplicação </text:span><text:span text:style-name="T9">da matemática.</text:span></text:p>
      <text:p text:style-name="P24"><text:span text:style-name="T9"><text:tab/>É </text:span><text:span text:style-name="T12">fácil</text:span><text:span text:style-name="T9"> notar que a matemática simbólica é mais interessante d</text:span><text:span text:style-name="T13">o</text:span><text:span text:style-name="T9"> ponto de vista teórico do que do prático. Para a maioria das aplicações, as aproximações em ponto flutuante são suficientemente precisas</text:span><text:span text:style-name="T10"> e, quando não são, é mais interessante a aritmética de precisão múltipla do que resultados simbólicos. As aplicações que se beneficiam da matemática simbólica são em sua maior parte d</text:span><text:span text:style-name="T14">a área da </text:span><text:span text:style-name="T10">matemátic</text:span><text:span text:style-name="T14">a</text:span><text:span text:style-name="T10"> e da física teórica. Além disso, a matemática simbólica pode ser considerada uma área pertinente aos limites da computação, e também uma forma de analisar a própria abordagem humana em relação à matemática.</text:span></text:p>
      <text:p text:style-name="P29"/>
      <text:p text:style-name="P39">1.2 – Objetivos</text:p>
      <text:p text:style-name="P34"/>
      <text:p text:style-name="P23"><text:span text:style-name="T1"><text:tab/>O objetivo </text:span><text:span text:style-name="T3">geral </text:span><text:span text:style-name="T1">deste trabalho é </text:span><text:span text:style-name="T2">desenvolver</text:span><text:span text:style-name="T5"> uma biblioteca </text:span><text:span text:style-name="T6">para matemática simbólica em</text:span><text:span text:style-name="T5"> C++, </text:span><text:span text:style-name="T7">com classes para representar números inteiros, modulares e racionais, polinômios e expressões matemáticas</text:span><text:span text:style-name="T6">, </text:span><text:span text:style-name="T8">derivação e integração simbólicas.</text:span></text:p>
      <text:p text:style-name="P30"/>
      <text:p text:style-name="P30"><text:tab/>Os objetivos específicos deste trabalho são:</text:p>
      <text:p text:style-name="P30"/>
      <text:list xml:id="list8860405395060100486" text:style-name="L1">
        <text:list-item>
          <text:p text:style-name="P122"><text:span text:style-name="T6">E</text:span><text:span text:style-name="T4">studar técnicas e algoritmos usados em computação simbólica</text:span></text:p>
        </text:list-item>
        <text:list-item>
          <text:p text:style-name="P123">U<text:span text:style-name="T46">tiliz</text:span>ar padrões de desenvolvimento <text:span text:style-name="T46">para</text:span> software livre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6"/>
      <text:p text:style-name="P16"/>
      <text:p text:style-name="P16"><text:soft-page-break/>2 – Referencial Teórico</text:p>
      <text:p text:style-name="P16"/>
      <text:p text:style-name="P42">2.1 – Números de precisão múltipla</text:p>
      <text:p text:style-name="P32"><text:tab/></text:p>
      <text:p text:style-name="P73"><text:span text:style-name="T48"><text:tab/>Os computadores modernos representam números inteiros como cadeias de bits, mais comumente 32 ou 64 bits, interpretad</text:span><text:span text:style-name="T52">a</text:span><text:span text:style-name="T48">s como números inteiros em base 2. </text:span><text:span text:style-name="T49">Essa abordagem tem a limitação de poder representar, </text:span><text:span text:style-name="T51">em 64 bits,</text:span><text:span text:style-name="T49"> apenas números entre 0 e 2</text:span><text:span text:style-name="T58">⁶⁴</text:span><text:span text:style-name="T49"> – 1 (</text:span><text:span text:style-name="T50">sem usar bit de sinal</text:span><text:span text:style-name="T51">) ou entre –2</text:span><text:span text:style-name="T59">⁶³ e <text:s/></text:span><text:span text:style-name="T51">2</text:span><text:span text:style-name="T59">⁶³ – 1 </text:span><text:span text:style-name="T53">(com bit de sinal). A ideia da aritmética de precisão múltipla é representar números números inteiros cujo tamanho é limitado apenas pela memória disponível no computador.</text:span></text:p>
      <text:p text:style-name="P73"><text:span text:style-name="T53"><text:tab/></text:span><text:span text:style-name="T54">Uma excelente alternativa para trabalhar com números de precisão múltipla é a </text:span><text:span text:style-name="T56">GNU Multiple-Precision Library – GMP</text:span><text:span text:style-name="T54">, uma biblioteca escrita na linguagem C, altamente otimizada e que trabalha com números inteiros, racionais </text:span><text:span text:style-name="T55">e ponto flutuante de precisão arbitrária.</text:span></text:p>
      <text:p text:style-name="P38"><text:tab/>É pertinente ao escopo do trabalho a criação de classes para representar números inteiros e racionais de precisão múltipla.</text:p>
      <text:p text:style-name="P35"/>
      <text:p text:style-name="P43"><text:span text:style-name="T83">2.</text:span><text:span text:style-name="T82">2</text:span><text:span text:style-name="T83"> – </text:span><text:span text:style-name="T82">Expressões algébricas</text:span></text:p>
      <text:p text:style-name="P41"/>
      <text:p text:style-name="P40">2.2.1 – Polinômios</text:p>
      <text:p text:style-name="P40"><text:tab/></text:p>
      <text:p text:style-name="P43"><text:span text:style-name="T84"><text:tab/></text:span><text:span text:style-name="T23">Polinômios são expressões que consistem de variáveis e coeficientes, envolvendo apenas as operações de adição, subtração, multiplicação e expo</text:span><text:span text:style-name="T26">entes inteiros </text:span><text:span text:style-name="T23">não negativ</text:span><text:span text:style-name="T26">os</text:span><text:span text:style-name="T23">. Um polinômio </text:span><text:span text:style-name="T25">de grau N </text:span><text:span text:style-name="T23">pode ser representado da form</text:span><text:span text:style-name="T24">a:</text:span></text:p>
      <text:p text:style-name="P36"><draw:frame draw:style-name="fr1" draw:name="Objeto1" text:anchor-type="as-char" svg:y="-0.713cm" svg:width="1.418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4"><text:span text:style-name="T24">O</text:span><text:span text:style-name="T22">nde </text:span><text:span text:style-name="T27">cada</text:span><text:span text:style-name="T22"> coeficiente </text:span><text:span text:style-name="T42">a</text:span><text:span text:style-name="T88">i</text:span><text:span text:style-name="T92"> </text:span><text:span text:style-name="T93">é um número real. </text:span><text:span text:style-name="T94">É interessante </text:span><text:span text:style-name="T96">que,</text:span><text:span text:style-name="T94"> para fins de representação, podemos considerar que </text:span><text:span text:style-name="T108">a</text:span><text:span text:style-name="T88">i</text:span><text:span text:style-name="T92"> </text:span><text:span text:style-name="T96">possa ser </text:span><text:span text:style-name="T94">também um polinômio, o que nos leva a uma representação recursiva de polinômios com mais de uma variável:</text:span></text:p>
      <text:p text:style-name="P79"/>
      <text:p text:style-name="P45"><text:span text:style-name="T94"><draw:frame draw:style-name="fr1" draw:name="Objeto2" text:anchor-type="as-char" svg:y="-0.713cm" svg:width="4.18cm" svg:height="1.13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4"> </text:span><text:span text:style-name="T95">onde </text:span><text:span text:style-name="T95"><draw:frame draw:style-name="fr1" draw:name="Objeto3" text:anchor-type="as-char" svg:y="-0.713cm" svg:width="2.2cm" svg:height="1.139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80"/>
      <text:p text:style-name="P75"><text:span text:style-name="T144">2.</text:span><text:span text:style-name="T145">3</text:span><text:span text:style-name="T144"> – </text:span><text:span text:style-name="Emphasis"><text:span text:style-name="T127">GNU Build System</text:span></text:span><text:span text:style-name="Emphasis"><text:span text:style-name="T78">[5]</text:span></text:span></text:p>
      <text:p text:style-name="P81"><text:tab/></text:p>
      <text:p text:style-name="P10"><text:span text:style-name="T129"><text:tab/></text:span><text:span text:style-name="T130">O </text:span><text:span text:style-name="Emphasis"><text:span text:style-name="T134">GNU Build System</text:span></text:span><text:span text:style-name="T130"> uma convenç</text:span><text:span text:style-name="T131">ão</text:span><text:span text:style-name="T130"> para organização, </text:span><text:span text:style-name="T131">construção (build) e instalação de pacotes de forma padronizada. </text:span><text:span text:style-name="T132">I</text:span><text:span text:style-name="T131">dealmente a instalação d</text:span><text:span text:style-name="T132">e um</text:span><text:span text:style-name="T131"> pacote </text:span><text:span text:style-name="T132">que segue o </text:span><text:span text:style-name="T136">GNU Build System</text:span><text:span text:style-name="T131"> em qualquer ambiente necessita apenas </text:span><text:span text:style-name="T133">d</text:span><text:span text:style-name="T131">os comandos </text:span><text:span text:style-name="T135">./configure</text:span><text:span text:style-name="T131">, </text:span><text:span text:style-name="T135">make</text:span><text:span text:style-name="T131">, e </text:span><text:span text:style-name="T135">make installI.</text:span></text:p>
      <text:p text:style-name="P115"/>
      <text:p text:style-name="P9"><text:soft-page-break/><text:span text:style-name="T148">3 </text:span><text:span text:style-name="T146">– </text:span><text:span text:style-name="T147">Metodologia</text:span></text:p>
      <text:p text:style-name="P82"/>
      <text:p text:style-name="P11"><text:span text:style-name="T149">3.</text:span><text:span text:style-name="T91">1 – Representação</text:span></text:p>
      <text:p text:style-name="P83"/>
      <text:p text:style-name="P86">3.1.1 – Números inteiros</text:p>
      <text:p text:style-name="P46"><text:span text:style-name="T91"><text:tab/></text:span><text:span text:style-name="T100">Um número inteiro é representado como uma </text:span><text:span text:style-name="T101">d</text:span><text:span text:style-name="T100">upla </text:span><text:span text:style-name="T100"><draw:frame draw:style-name="fr1" draw:name="Objeto4" text:anchor-type="as-char" svg:y="-0.713cm" svg:width="2.394cm" svg:height="1.139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01">onde </text:span><text:span text:style-name="T109">b</text:span><text:span text:style-name="T115"> </text:span><text:span text:style-name="T101">é a base é a base de representação, </text:span><text:span text:style-name="T109">N</text:span><text:span text:style-name="T101"> é o número de dígitos do número,</text:span><text:span text:style-name="T109"><draw:frame draw:style-name="fr1" draw:name="Objeto5" text:anchor-type="as-char" svg:y="-0.377cm" svg:width="1.61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01">é o </text:span><text:span text:style-name="T109">i-</text:span><text:span text:style-name="T101">ésimo dígito e </text:span><text:span text:style-name="T109">S</text:span><text:span text:style-name="T101"> é sinal do número.</text:span></text:p>
      <text:p text:style-name="P48"><text:span text:style-name="T101"><text:tab/></text:span><text:span text:style-name="T102">A transcrição dessa representação para uma linguagem de programação consiste em um arranjo onde cada posição armazena um dígito na base escolhida, e um valor booleano para armazenar o sinal. </text:span><text:span text:style-name="T103">Nesse projeto, os números são representados em </text:span><text:span text:style-name="T111">little endian</text:span><text:span text:style-name="T103">, os dígitos mais significativos possuem índices maiores.</text:span></text:p>
      <text:p text:style-name="P47"><text:span text:style-name="T102"><text:tab/>A base de representação escolhida para esse projeto é a base 10</text:span><text:span text:style-name="T76">9</text:span><text:span text:style-name="T102">, porque bases que são potência de 10 facilitam a leitura e escrita dos números em base 10, e alguns dos algoritmos necessitam que o valor do quadrado da base (</text:span><text:span text:style-name="T110">b</text:span><text:span text:style-name="T76">2</text:span><text:span text:style-name="T102">) seja representável por um tipo básico da linguagem. Utilizando um sistema de 64 bits, temos </text:span><text:span text:style-name="T102"><draw:frame draw:style-name="fr1" draw:name="Objeto6" text:anchor-type="as-char" svg:y="-0.437cm" svg:width="5.593cm" svg:height="0.557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9"><text:span text:style-name="T102"><text:tab/></text:span><text:span text:style-name="T104">Além disso, a classe ainda guarda a quantidade de dígitos (em base 10</text:span><text:span text:style-name="T77">9</text:span><text:span text:style-name="T104">) do número.</text:span></text:p>
      <text:p text:style-name="P49"><text:span text:style-name="T104"><text:tab/></text:span><text:span text:style-name="T107">Nome da classe </text:span><text:span text:style-name="T116">num_z</text:span><text:span text:style-name="T114">.</text:span></text:p>
      <text:p text:style-name="P84"/>
      <text:p text:style-name="P87">3.1.2 – Números racionais</text:p>
      <text:p text:style-name="P85"/>
      <text:p text:style-name="P50"><text:span text:style-name="T104"><text:tab/></text:span><text:span text:style-name="T105">Os números racionais são representados como uma tripla (N</text:span><text:span text:style-name="T86">1</text:span><text:span text:style-name="T105">,</text:span><text:span text:style-name="T104"> </text:span><text:span text:style-name="T105">N</text:span><text:span text:style-name="T87">2</text:span><text:span text:style-name="T105">, S), onde <text:s/></text:span><text:span text:style-name="T112">N</text:span><text:span text:style-name="T89">1</text:span><text:span text:style-name="T104"> </text:span><text:span text:style-name="T106">é um número inteiro não negativo,</text:span><text:span text:style-name="T105"> </text:span><text:span text:style-name="T112">N</text:span><text:span text:style-name="T90">2</text:span><text:span text:style-name="T105"> </text:span><text:span text:style-name="T106">é um número inteiro positivo e </text:span><text:span text:style-name="T113">S</text:span><text:span text:style-name="T106"> é o sinal do número.</text:span></text:p>
      <text:p text:style-name="P51"><text:span text:style-name="T106"><text:tab/>No projeto, a classe de números racionais utiliza a classe de números inteiros para representar </text:span><text:span text:style-name="T112">N</text:span><text:span text:style-name="T89">1</text:span><text:span text:style-name="T97"> </text:span><text:span text:style-name="T98">e</text:span><text:span text:style-name="T99"> </text:span><text:span text:style-name="T112">N</text:span><text:span text:style-name="T90">2</text:span><text:span text:style-name="T152"> </text:span><text:span text:style-name="T153">e um byte para representar S. </text:span><text:span text:style-name="T157">Os números são representados em sua forma irredutível. </text:span><text:span text:style-name="T158">Nome da classe </text:span><text:span text:style-name="T119">num_q</text:span><text:span text:style-name="T126">.</text:span><text:span text:style-name="T153"><text:tab/></text:span></text:p>
      <text:p text:style-name="P88"/>
      <text:p text:style-name="P108">3.1.3 – Aritmética modular</text:p>
      <text:p text:style-name="P88"/>
      <text:p text:style-name="P33"><text:span text:style-name="T150"><text:tab/>Os números usados para aritmética modular são representados com uma dupla (N, B), onde </text:span><text:span text:style-name="T117">N</text:span><text:span text:style-name="T150"> é um número inteiro e </text:span><text:span text:style-name="T117">B</text:span><text:span text:style-name="T150"> é a base da aritmética. Um número </text:span><text:span text:style-name="T117">x mod B</text:span><text:span text:style-name="T150"> é o resto da divisão de </text:span><text:span text:style-name="T117">x </text:span><text:span text:style-name="T150">por </text:span><text:span text:style-name="T117">B</text:span><text:span text:style-name="T150">.</text:span></text:p>
      <text:p text:style-name="P33"><text:span text:style-name="T150"><text:tab/>No projeto, a classe de números modulares é uma classe </text:span><text:span text:style-name="T117">template</text:span><text:span text:style-name="T150"> que recebe a base como </text:span><text:span text:style-name="T117">tipo </text:span><text:span text:style-name="T150">e possui um membro que é um número inteiro para armazenar </text:span><text:span text:style-name="T117">N</text:span><text:span text:style-name="T150">. </text:span><text:span text:style-name="T159">Nome da classe </text:span><text:span text:style-name="T120">num_zm</text:span><text:span text:style-name="T121">&lt;N&gt;</text:span><text:span text:style-name="T159">.</text:span></text:p>
      <text:p text:style-name="P52"><text:soft-page-break/><text:span text:style-name="T159">3.</text:span><text:span text:style-name="T150">1.4 – Tuplas de divisão inteira</text:span></text:p>
      <text:p text:style-name="P52"><text:span text:style-name="T128"><text:tab/></text:span><text:span text:style-name="T151">O resultado da divisão inteira de um inteiro </text:span><text:span text:style-name="T124">M</text:span><text:span text:style-name="T151"> por um inteiro </text:span><text:span text:style-name="T124">N</text:span><text:span text:style-name="T151">, resulta em um quociente </text:span><text:span text:style-name="T122">q</text:span><text:span text:style-name="T151"> e um resto </text:span><text:span text:style-name="T122">r</text:span><text:span text:style-name="T151"> de forma que </text:span><text:span text:style-name="T124">M</text:span><text:span text:style-name="T122"> = q*</text:span><text:span text:style-name="T124">N</text:span><text:span text:style-name="T122"> + r</text:span><text:span text:style-name="T151">.</text:span></text:p>
      <text:p text:style-name="P53"><text:span text:style-name="T151"><text:tab/></text:span><text:span text:style-name="T154">A forma usada para representar a dupla (</text:span><text:span text:style-name="T123">q</text:span><text:span text:style-name="T154">, </text:span><text:span text:style-name="T123">r</text:span><text:span text:style-name="T154">), é por meio de </text:span><text:span text:style-name="T155">duas estruturas de duplas, chamadas </text:span><text:span text:style-name="T118">div_tuple </text:span><text:span text:style-name="T155">(usada para a divisão) e </text:span><text:span text:style-name="T118">mod_tuple </text:span><text:span text:style-name="T155">(usada para a operação de resto da divisão). </text:span></text:p>
      <text:p text:style-name="P53"><text:span text:style-name="T155"><text:tab/>A estrutura </text:span><text:span text:style-name="T118">div_tuple</text:span><text:span text:style-name="T155"> armazena o quociente e resto da divisão inteira de </text:span><text:span text:style-name="T124">M</text:span><text:span text:style-name="T155"> por </text:span><text:span text:style-name="T124">N</text:span><text:span text:style-name="T155"> de forma que o resto da divisão é sempre </text:span><text:span text:style-name="T156">não negativo</text:span><text:span text:style-name="T155">, enquanto a estrutura </text:span><text:span text:style-name="T118">mod_tuple</text:span><text:span text:style-name="T155"> armazena o </text:span><text:span text:style-name="T156">quociente e </text:span><text:span text:style-name="T155">resto da divisão inteira de </text:span><text:span text:style-name="T124">M</text:span><text:span text:style-name="T155"> por </text:span><text:span text:style-name="T124">N </text:span><text:span text:style-name="T156">de forma que o resto da divisão é zero ou possui o mesmo sinal de </text:span><text:span text:style-name="T125">N</text:span><text:span text:style-name="T156">.</text:span></text:p>
      <text:p text:style-name="P116"/>
      <text:p text:style-name="P116">3.2 – Manipulação</text:p>
      <text:p text:style-name="P108"/>
      <text:p text:style-name="P109">3.2.1 – Números inteiros</text:p>
      <text:p text:style-name="P109"/>
      <text:p text:style-name="P109">3.2.1.1 – Leitura e escrita</text:p>
      <text:p text:style-name="P12"><text:span text:style-name="T138"><text:tab/></text:span><text:span text:style-name="T139">A classe lê e escreve números inteiros em base 2 (prefixado por 0b), base 10 e base 16 (prefixado por 0x) no formato </text:span><text:span text:style-name="T137">little endian </text:span><text:span text:style-name="T140">sem espaços ou pontuação entre os dígitos</text:span><text:span text:style-name="T137">. </text:span><text:span text:style-name="T140">Não há nenhuma forma de tratamento para entradas não formatadas corretamente.</text:span></text:p>
      <text:p text:style-name="P112"/>
      <text:p text:style-name="P110">3.2.1.2 – Operações <text:span text:style-name="T160">e operadores</text:span></text:p>
      <text:p text:style-name="P111"><text:tab/><text:span text:style-name="T28">Os algoritmos </text:span><text:span text:style-name="T29">usados </text:span><text:span text:style-name="T28">para as operações </text:span><text:span text:style-name="T30">aritméticas </text:span><text:span text:style-name="T28">básicas são </text:span><text:span text:style-name="T31">os </text:span><text:span text:style-name="T28">descritos </text:span><text:span text:style-name="T31">por Donald Knuth</text:span><text:span text:style-name="T80">[1]</text:span><text:span text:style-name="T32">.</text:span></text:p>
      <text:p text:style-name="P96"><text:tab/><text:span text:style-name="T180">O símbolo (</text:span><text:span text:style-name="T44">-</text:span><text:span text:style-name="T163">)</text:span><text:span text:style-name="T41"> </text:span><text:span text:style-name="T162">indica que chamada sem argumentos é aceita.</text:span></text:p>
      <text:p text:style-name="P89"><text:span text:style-name="T81"><text:tab/></text:span><text:span text:style-name="T85">Onde especificado por *, a função aceita os seguintes tipos como argumento:</text:span></text:p>
      <text:p text:style-name="P159"/>
      <text:p text:style-name="P161">int </text:p>
      <text:p text:style-name="P56">long long <text:span text:style-name="T161">int</text:span></text:p>
      <text:p text:style-name="P56">unsigned int</text:p>
      <text:p text:style-name="P56">unsigned long long <text:span text:style-name="T161">int</text:span></text:p>
      <text:p text:style-name="P56">const char *</text:p>
      <text:p text:style-name="P124">div_tuple</text:p>
      <text:p text:style-name="P124">mod_tuple</text:p>
      <text:p text:style-name="P163">num_z</text:p>
      <text:p text:style-name="P164"/>
      <text:p text:style-name="P119"><text:span text:style-name="T83">3.</text:span><text:span text:style-name="T81">2.1.2.1 – Membros</text:span></text:p>
      <text:p text:style-name="P97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1">Função</text:p>
          </table:table-cell>
          <table:table-cell table:style-name="Tabela1.A1" office:value-type="string">
            <text:p text:style-name="P61">Descrição</text:p>
          </table:table-cell>
          <table:table-cell table:style-name="Tabela1.C1" office:value-type="string">
            <text:p text:style-name="P62">Argumentos</text:p>
          </table:table-cell>
        </table:table-row>
        <table:table-row>
          <table:table-cell table:style-name="Tabela1.A2" office:value-type="string">
            <text:p text:style-name="P99">(construtor)</text:p>
          </table:table-cell>
          <table:table-cell table:style-name="Tabela1.A2" office:value-type="string">
            <text:p text:style-name="P58">Constroi objeto num_z</text:p>
          </table:table-cell>
          <table:table-cell table:style-name="Tabela1.C2" office:value-type="string">
            <text:p text:style-name="P57">-</text:p>
            <text:p text:style-name="P127">*</text:p>
          </table:table-cell>
        </table:table-row>
        <table:table-row>
          <table:table-cell table:style-name="Tabela1.A2" office:value-type="string">
            <text:p text:style-name="P99">(destrutor)</text:p>
          </table:table-cell>
          <table:table-cell table:style-name="Tabela1.A2" office:value-type="string">
            <text:p text:style-name="P58">Destrutor padrão</text:p>
          </table:table-cell>
          <table:table-cell table:style-name="Tabela1.C2" office:value-type="string">
            <text:p text:style-name="P55">-</text:p>
          </table:table-cell>
        </table:table-row>
        <table:table-row>
          <table:table-cell table:style-name="Tabela1.A2" office:value-type="string">
            <text:p text:style-name="P99">operator=</text:p>
          </table:table-cell>
          <table:table-cell table:style-name="Tabela1.A2" office:value-type="string">
            <text:p text:style-name="P189">Atribui o valor do número do lado direito e retorna uma referência para o objeto</text:p>
          </table:table-cell>
          <table:table-cell table:style-name="Tabela1.C2" office:value-type="string">
            <text:p text:style-name="P71">*</text:p>
          </table:table-cell>
        </table:table-row>
        <table:table-row>
          <table:table-cell table:style-name="Tabela1.A2" office:value-type="string">
            <text:p text:style-name="P99">lsd</text:p>
          </table:table-cell>
          <table:table-cell table:style-name="Tabela1.A2" office:value-type="string">
            <text:p text:style-name="P63">Retorna o último dígito em base 10<text:span text:style-name="T79">9</text:span></text:p>
          </table:table-cell>
          <table:table-cell table:style-name="Tabela1.C2" office:value-type="string">
            <text:p text:style-name="P71">-</text:p>
          </table:table-cell>
        </table:table-row>
        <table:table-row>
          <table:table-cell table:style-name="Tabela1.A2" office:value-type="string">
            <text:p text:style-name="P99">abs</text:p>
          </table:table-cell>
          <table:table-cell table:style-name="Tabela1.A2" office:value-type="string">
            <text:p text:style-name="P64">Retorna o valor absoluto do número</text:p>
          </table:table-cell>
          <table:table-cell table:style-name="Tabela1.C2" office:value-type="string">
            <text:p text:style-name="P71">-</text:p>
          </table:table-cell>
        </table:table-row>
        <table:table-row>
          <table:table-cell table:style-name="Tabela1.A2" office:value-type="string">
            <text:p text:style-name="P105">sign</text:p>
          </table:table-cell>
          <table:table-cell table:style-name="Tabela1.A2" office:value-type="string">
            <text:p text:style-name="P66">Retorna 1 se o número é negativo, 0 caso contrário</text:p>
          </table:table-cell>
          <table:table-cell table:style-name="Tabela1.C2" office:value-type="string">
            <text:p text:style-name="P71">-</text:p>
          </table:table-cell>
        </table:table-row>
        <table:table-row>
          <table:table-cell table:style-name="Tabela1.A2" office:value-type="string">
            <text:p text:style-name="P166"><text:span text:style-name="T176">negative</text:span></text:p>
          </table:table-cell>
          <table:table-cell table:style-name="Tabela1.A2" office:value-type="string">
            <text:p text:style-name="P154"><text:span text:style-name="T170">Retorna</text:span> <text:span text:style-name="T168">o negativo do</text:span> valor absoluto <text:span text:style-name="T170">do número</text:span></text:p>
          </table:table-cell>
          <table:table-cell table:style-name="Tabela1.C2" office:value-type="string">
            <text:p text:style-name="P71">-</text:p>
          </table:table-cell>
        </table:table-row>
        <table:table-row>
          <table:table-cell table:style-name="Tabela1.A2" office:value-type="string">
            <text:p text:style-name="P166">make_abs</text:p>
          </table:table-cell>
          <table:table-cell table:style-name="Tabela1.A2" office:value-type="string">
            <text:p text:style-name="P154">Muda o número para seu valor absoluto e retorna uma referência para o objeto</text:p>
          </table:table-cell>
          <table:table-cell table:style-name="Tabela1.C2" office:value-type="string">
            <text:p text:style-name="P71">-</text:p>
          </table:table-cell>
        </table:table-row>
        <table:table-row>
          <table:table-cell table:style-name="Tabela1.A2" office:value-type="string">
            <text:p text:style-name="P99">flip_sign</text:p>
          </table:table-cell>
          <table:table-cell table:style-name="Tabela1.A2" office:value-type="string">
            <text:p text:style-name="P64">Inverte o sinal do número e retorna uma referência para o objeto</text:p>
          </table:table-cell>
          <table:table-cell table:style-name="Tabela1.C2" office:value-type="string">
            <text:p text:style-name="P71">-</text:p>
          </table:table-cell>
        </table:table-row>
        <table:table-row>
          <table:table-cell table:style-name="Tabela1.A2" office:value-type="string">
            <text:p text:style-name="P106">make_negative</text:p>
          </table:table-cell>
          <table:table-cell table:style-name="Tabela1.A2" office:value-type="string">
            <text:p text:style-name="P65">Muda o número para <text:span text:style-name="T168">o negativo de </text:span>seu valor absoluto e retorna uma referência para o objeto</text:p>
          </table:table-cell>
          <table:table-cell table:style-name="Tabela1.C2" office:value-type="string">
            <text:p text:style-name="P71">-</text:p>
          </table:table-cell>
        </table:table-row>
        <table:table-row>
          <table:table-cell table:style-name="Tabela1.A2" office:value-type="string">
            <text:p text:style-name="P99">operator- ( unário )</text:p>
          </table:table-cell>
          <table:table-cell table:style-name="Tabela1.A2" office:value-type="string">
            <text:p text:style-name="P64">Retorna o valor do número com sinal invertido</text:p>
          </table:table-cell>
          <table:table-cell table:style-name="Tabela1.C2" office:value-type="string">
            <text:p text:style-name="P71">-</text:p>
          </table:table-cell>
        </table:table-row>
        <table:table-row>
          <table:table-cell table:style-name="Tabela1.A2" office:value-type="string">
            <text:p text:style-name="P100">operator+ ( unário )</text:p>
          </table:table-cell>
          <table:table-cell table:style-name="Tabela1.A2" office:value-type="string">
            <text:p text:style-name="P64">Retorna o valor do número</text:p>
          </table:table-cell>
          <table:table-cell table:style-name="Tabela1.C2" office:value-type="string">
            <text:p text:style-name="P71">-</text:p>
          </table:table-cell>
        </table:table-row>
        <table:table-row>
          <table:table-cell table:style-name="Tabela1.A2" office:value-type="string">
            <text:p text:style-name="P100">operator++ ( esq. )</text:p>
          </table:table-cell>
          <table:table-cell table:style-name="Tabela1.A2" office:value-type="string">
            <text:p text:style-name="P64">Incrementa o número em um e retorna uma referência para o objeto</text:p>
          </table:table-cell>
          <table:table-cell table:style-name="Tabela1.C2" office:value-type="string">
            <text:p text:style-name="P71">-</text:p>
          </table:table-cell>
        </table:table-row>
        <table:table-row>
          <table:table-cell table:style-name="Tabela1.A2" office:value-type="string">
            <text:p text:style-name="P101">operator++ (dir. )</text:p>
          </table:table-cell>
          <table:table-cell table:style-name="Tabela1.A2" office:value-type="string">
            <text:p text:style-name="P107">Retorna o valor do número incrementado em um</text:p>
          </table:table-cell>
          <table:table-cell table:style-name="Tabela1.C2" office:value-type="string">
            <text:p text:style-name="P94">-</text:p>
          </table:table-cell>
        </table:table-row>
        <table:table-row>
          <table:table-cell table:style-name="Tabela1.A2" office:value-type="string">
            <text:p text:style-name="P100">operator-- ( esq. )</text:p>
          </table:table-cell>
          <table:table-cell table:style-name="Tabela1.A2" office:value-type="string">
            <text:p text:style-name="P64">Decrementa o número em um e retorna uma referência para o objeto</text:p>
          </table:table-cell>
          <table:table-cell table:style-name="Tabela1.C2" office:value-type="string">
            <text:p text:style-name="P71">-</text:p>
          </table:table-cell>
        </table:table-row>
        <table:table-row>
          <table:table-cell table:style-name="Tabela1.A2" office:value-type="string">
            <text:p text:style-name="P101">operator-- (dir. )</text:p>
          </table:table-cell>
          <table:table-cell table:style-name="Tabela1.A2" office:value-type="string">
            <text:p text:style-name="P107">Retorna o valor do número decrementado em um</text:p>
          </table:table-cell>
          <table:table-cell table:style-name="Tabela1.C2" office:value-type="string">
            <text:p text:style-name="P95">-</text:p>
          </table:table-cell>
        </table:table-row>
        <table:table-row>
          <table:table-cell table:style-name="Tabela1.A2" office:value-type="string">
            <text:p text:style-name="P100">operator+=</text:p>
          </table:table-cell>
          <table:table-cell table:style-name="Tabela1.A2" office:value-type="string">
            <text:p text:style-name="P66">Soma ao número do lado direito e retorna uma referência para o objeto</text:p>
          </table:table-cell>
          <table:table-cell table:style-name="Tabela1.C2" office:value-type="string">
            <text:p text:style-name="P71">*</text:p>
          </table:table-cell>
        </table:table-row>
        <table:table-row>
          <table:table-cell table:style-name="Tabela1.A2" office:value-type="string">
            <text:p text:style-name="P100">operator-=</text:p>
          </table:table-cell>
          <table:table-cell table:style-name="Tabela1.A2" office:value-type="string">
            <text:p text:style-name="P66">Subtrai o número do lado direito e retorna uma referência para o objeto</text:p>
          </table:table-cell>
          <table:table-cell table:style-name="Tabela1.C2" office:value-type="string">
            <text:p text:style-name="P71">*</text:p>
          </table:table-cell>
        </table:table-row>
        <table:table-row>
          <table:table-cell table:style-name="Tabela1.A2" office:value-type="string">
            <text:p text:style-name="P100">operator*=</text:p>
          </table:table-cell>
          <table:table-cell table:style-name="Tabela1.A2" office:value-type="string">
            <text:p text:style-name="P66">Multiplica pelo número do lado direito e retorna uma referência para o objeto</text:p>
          </table:table-cell>
          <table:table-cell table:style-name="Tabela1.C2" office:value-type="string">
            <text:p text:style-name="P71">*</text:p>
          </table:table-cell>
        </table:table-row>
        <table:table-row>
          <table:table-cell table:style-name="Tabela1.A2" office:value-type="string">
            <text:p text:style-name="P100">operator/=</text:p>
          </table:table-cell>
          <table:table-cell table:style-name="Tabela1.A2" office:value-type="string">
            <text:p text:style-name="P67">Recebe o quociente que produz resto não negativo da divisão pelo número do lado direito <text:span text:style-name="T164">e retorna uma referência para o objeto</text:span></text:p>
          </table:table-cell>
          <table:table-cell table:style-name="Tabela1.C2" office:value-type="string">
            <text:p text:style-name="P71">*</text:p>
          </table:table-cell>
        </table:table-row>
        <table:table-row>
          <table:table-cell table:style-name="Tabela1.A2" office:value-type="string">
            <text:p text:style-name="P100">operator%=</text:p>
          </table:table-cell>
          <table:table-cell table:style-name="Tabela1.A2" office:value-type="string">
            <text:p text:style-name="P67">Recebe o resto, com mesmo sinal do divisor, da divisão inteira pelo número do lado direito e retorna uma referência para o objeto </text:p>
          </table:table-cell>
          <table:table-cell table:style-name="Tabela1.C2" office:value-type="string">
            <text:p text:style-name="P71">*</text:p>
          </table:table-cell>
        </table:table-row>
        <text:soft-page-break/>
        <table:table-row>
          <table:table-cell table:style-name="Tabela1.A2" office:value-type="string">
            <text:p text:style-name="P100">operator+ (binário)</text:p>
          </table:table-cell>
          <table:table-cell table:style-name="Tabela1.A2" office:value-type="string">
            <text:p text:style-name="P68">Retorna o valor da soma com número do lado direito</text:p>
          </table:table-cell>
          <table:table-cell table:style-name="Tabela1.C2" office:value-type="string">
            <text:p text:style-name="P71">*</text:p>
          </table:table-cell>
        </table:table-row>
        <table:table-row>
          <table:table-cell table:style-name="Tabela1.A2" office:value-type="string">
            <text:p text:style-name="P100">operator- (binário)</text:p>
          </table:table-cell>
          <table:table-cell table:style-name="Tabela1.A2" office:value-type="string">
            <text:p text:style-name="P68">Retorna o valor da subtração pelo número do lado direito</text:p>
          </table:table-cell>
          <table:table-cell table:style-name="Tabela1.C2" office:value-type="string">
            <text:p text:style-name="P71">*</text:p>
          </table:table-cell>
        </table:table-row>
        <table:table-row>
          <table:table-cell table:style-name="Tabela1.A2" office:value-type="string">
            <text:p text:style-name="P100">operator*</text:p>
          </table:table-cell>
          <table:table-cell table:style-name="Tabela1.A2" office:value-type="string">
            <text:p text:style-name="P68">Retorna o valor do produto pelo número do lado direito</text:p>
          </table:table-cell>
          <table:table-cell table:style-name="Tabela1.C2" office:value-type="string">
            <text:p text:style-name="P71">*</text:p>
          </table:table-cell>
        </table:table-row>
        <table:table-row>
          <table:table-cell table:style-name="Tabela1.A2" office:value-type="string">
            <text:p text:style-name="P100">operator/</text:p>
          </table:table-cell>
          <table:table-cell table:style-name="Tabela1.A2" office:value-type="string">
            <text:p text:style-name="P68">Retorna uma dupla, contendo o quociente e resto da divisão inteira pelo número do lado direito, com resto positivo</text:p>
          </table:table-cell>
          <table:table-cell table:style-name="Tabela1.C2" office:value-type="string">
            <text:p text:style-name="P71">*</text:p>
          </table:table-cell>
        </table:table-row>
        <table:table-row>
          <table:table-cell table:style-name="Tabela1.A2" office:value-type="string">
            <text:p text:style-name="P100">operator%</text:p>
          </table:table-cell>
          <table:table-cell table:style-name="Tabela1.A2" office:value-type="string">
            <text:p text:style-name="P68">Retorna uma dupla, contendo o quociente e resto da divisão inteira pelo número do lado direito, <text:span text:style-name="T165">resto com sinal do divisor</text:span></text:p>
          </table:table-cell>
          <table:table-cell table:style-name="Tabela1.C2" office:value-type="string">
            <text:p text:style-name="P71">*</text:p>
          </table:table-cell>
        </table:table-row>
        <table:table-row>
          <table:table-cell table:style-name="Tabela1.A2" office:value-type="string">
            <text:p text:style-name="P100"><text:span text:style-name="T165">o</text:span>perator==</text:p>
          </table:table-cell>
          <table:table-cell table:style-name="Tabela1.A2" office:value-type="string">
            <text:p text:style-name="P69">Retorna verdadeiro se os números forem iguais e falso, caso contrário</text:p>
          </table:table-cell>
          <table:table-cell table:style-name="Tabela1.C2" office:value-type="string">
            <text:p text:style-name="P71">*</text:p>
          </table:table-cell>
        </table:table-row>
        <table:table-row>
          <table:table-cell table:style-name="Tabela1.A2" office:value-type="string">
            <text:p text:style-name="P100">operator!=</text:p>
          </table:table-cell>
          <table:table-cell table:style-name="Tabela1.A2" office:value-type="string">
            <text:p text:style-name="P69">Retorna falso se os números forem iguais e verdadeiro, caso contrário</text:p>
          </table:table-cell>
          <table:table-cell table:style-name="Tabela1.C2" office:value-type="string">
            <text:p text:style-name="P71">*</text:p>
          </table:table-cell>
        </table:table-row>
        <table:table-row>
          <table:table-cell table:style-name="Tabela1.A2" office:value-type="string">
            <text:p text:style-name="P100">operator&lt;=</text:p>
          </table:table-cell>
          <table:table-cell table:style-name="Tabela1.A2" office:value-type="string">
            <text:p text:style-name="P129">Retorna falso se o número do lado direito for menor, e verdadeiro caso contrário</text:p>
          </table:table-cell>
          <table:table-cell table:style-name="Tabela1.C2" office:value-type="string">
            <text:p text:style-name="P71">*</text:p>
          </table:table-cell>
        </table:table-row>
        <table:table-row>
          <table:table-cell table:style-name="Tabela1.A2" office:value-type="string">
            <text:p text:style-name="P100">operator&gt;=</text:p>
          </table:table-cell>
          <table:table-cell table:style-name="Tabela1.A2" office:value-type="string">
            <text:p text:style-name="P69">Retorna falso se o número do lado direito for maior, e verdadeiro caso contrário</text:p>
          </table:table-cell>
          <table:table-cell table:style-name="Tabela1.C2" office:value-type="string">
            <text:p text:style-name="P71">*</text:p>
          </table:table-cell>
        </table:table-row>
        <table:table-row>
          <table:table-cell table:style-name="Tabela1.A2" office:value-type="string">
            <text:p text:style-name="P100">operator&lt;</text:p>
          </table:table-cell>
          <table:table-cell table:style-name="Tabela1.A2" office:value-type="string">
            <text:p text:style-name="P69">Retorna verdadeiro se o número do lado direito for maior, e falso caso contrário</text:p>
          </table:table-cell>
          <table:table-cell table:style-name="Tabela1.C2" office:value-type="string">
            <text:p text:style-name="P71">*</text:p>
          </table:table-cell>
        </table:table-row>
        <table:table-row>
          <table:table-cell table:style-name="Tabela1.A2" office:value-type="string">
            <text:p text:style-name="P100">operator&gt;</text:p>
          </table:table-cell>
          <table:table-cell table:style-name="Tabela1.A2" office:value-type="string">
            <text:p text:style-name="P69">Retorna verdadeiro se o número do lado direito for menor, e falso caso contrário</text:p>
          </table:table-cell>
          <table:table-cell table:style-name="Tabela1.C2" office:value-type="string">
            <text:p text:style-name="P71">*</text:p>
          </table:table-cell>
        </table:table-row>
        <table:table-row>
          <table:table-cell table:style-name="Tabela1.A2" office:value-type="string">
            <text:p text:style-name="P100">pow</text:p>
          </table:table-cell>
          <table:table-cell table:style-name="Tabela1.A2" office:value-type="string">
            <text:p text:style-name="P70">Retorna o valor da exponenciação pelo número passado como argumento</text:p>
          </table:table-cell>
          <table:table-cell table:style-name="Tabela1.C2" office:value-type="string">
            <text:p text:style-name="P72">int</text:p>
          </table:table-cell>
        </table:table-row>
        <table:table-row>
          <table:table-cell table:style-name="Tabela1.A2" office:value-type="string">
            <text:p text:style-name="P100">abs_eq</text:p>
          </table:table-cell>
          <table:table-cell table:style-name="Tabela1.A2" office:value-type="string">
            <text:p text:style-name="P70">Compara igualdade em valor absoluto</text:p>
          </table:table-cell>
          <table:table-cell table:style-name="Tabela1.C2" office:value-type="string">
            <text:p text:style-name="P72">num_z</text:p>
          </table:table-cell>
        </table:table-row>
        <table:table-row>
          <table:table-cell table:style-name="Tabela1.A2" office:value-type="string">
            <text:p text:style-name="P100">abs_neq</text:p>
          </table:table-cell>
          <table:table-cell table:style-name="Tabela1.A2" office:value-type="string">
            <text:p text:style-name="P70">Compara desigualdade em valor absoluto</text:p>
          </table:table-cell>
          <table:table-cell table:style-name="Tabela1.C2" office:value-type="string">
            <text:p text:style-name="P72">num_z</text:p>
          </table:table-cell>
        </table:table-row>
        <table:table-row>
          <table:table-cell table:style-name="Tabela1.A2" office:value-type="string">
            <text:p text:style-name="P100">abs_geq</text:p>
          </table:table-cell>
          <table:table-cell table:style-name="Tabela1.A2" office:value-type="string">
            <text:p text:style-name="P70">Compara desigualdade maior ou igual em valor absoluto</text:p>
          </table:table-cell>
          <table:table-cell table:style-name="Tabela1.C2" office:value-type="string">
            <text:p text:style-name="P72">num_z</text:p>
          </table:table-cell>
        </table:table-row>
        <table:table-row>
          <table:table-cell table:style-name="Tabela1.A2" office:value-type="string">
            <text:p text:style-name="P100">abs_leq</text:p>
          </table:table-cell>
          <table:table-cell table:style-name="Tabela1.A2" office:value-type="string">
            <text:p text:style-name="P70">Compara desigualdade menor ou igual em valor absoluto</text:p>
          </table:table-cell>
          <table:table-cell table:style-name="Tabela1.C2" office:value-type="string">
            <text:p text:style-name="P72">num_z</text:p>
          </table:table-cell>
        </table:table-row>
        <table:table-row>
          <table:table-cell table:style-name="Tabela1.A2" office:value-type="string">
            <text:p text:style-name="P100">abs_gt</text:p>
          </table:table-cell>
          <table:table-cell table:style-name="Tabela1.A2" office:value-type="string">
            <text:p text:style-name="P70">Compara desigualdade maior que em valor absoluto</text:p>
          </table:table-cell>
          <table:table-cell table:style-name="Tabela1.C2" office:value-type="string">
            <text:p text:style-name="P72">num_z</text:p>
          </table:table-cell>
        </table:table-row>
        <table:table-row>
          <table:table-cell table:style-name="Tabela1.A2" office:value-type="string">
            <text:p text:style-name="P100">abs_lt</text:p>
          </table:table-cell>
          <table:table-cell table:style-name="Tabela1.A2" office:value-type="string">
            <text:p text:style-name="P70">Compara desigualdade menor que em valor absoluto</text:p>
          </table:table-cell>
          <table:table-cell table:style-name="Tabela1.C2" office:value-type="string">
            <text:p text:style-name="P72">num_z</text:p>
          </table:table-cell>
        </table:table-row>
      </table:table>
      <text:p text:style-name="P114"/>
      <text:p text:style-name="P118">3.2.1.2.2 – Não membros</text:p>
      <text:p text:style-name="P193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7">Função</text:p>
          </table:table-cell>
          <table:table-cell table:style-name="Table2.A1" office:value-type="string">
            <text:p text:style-name="P137">Descrição</text:p>
          </table:table-cell>
          <table:table-cell table:style-name="Table2.C1" office:value-type="string">
            <text:p text:style-name="P140">Argumento</text:p>
          </table:table-cell>
        </table:table-row>
      </table:table>
      <text:p text:style-name="P200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98">hex</text:p>
          </table:table-cell>
          <table:table-cell table:style-name="Tabela2.A1" office:value-type="string">
            <text:p text:style-name="P59">Indica que o número deve ser escrito em hexadecimal</text:p>
          </table:table-cell>
          <table:table-cell table:style-name="Tabela2.C1" office:value-type="string">
            <text:p text:style-name="P60">num_z</text:p>
          </table:table-cell>
        </table:table-row>
        <table:table-row>
          <table:table-cell table:style-name="Tabela2.A2" office:value-type="string">
            <text:p text:style-name="P98">bin</text:p>
          </table:table-cell>
          <table:table-cell table:style-name="Tabela2.A2" office:value-type="string">
            <text:p text:style-name="P103">Indica que o número deve ser escrito em binário</text:p>
          </table:table-cell>
          <table:table-cell table:style-name="Tabela2.C2" office:value-type="string">
            <text:p text:style-name="P104">num_z</text:p>
          </table:table-cell>
        </table:table-row>
        <table:table-row>
          <table:table-cell table:style-name="Tabela2.A2" office:value-type="string">
            <text:p text:style-name="P98">z_gcd</text:p>
          </table:table-cell>
          <table:table-cell table:style-name="Tabela2.A2" office:value-type="string">
            <text:p text:style-name="P103">Retorna o valor do MDC(máximo divisor comum) dos dois argumentos</text:p>
          </table:table-cell>
          <table:table-cell table:style-name="Tabela2.C2" office:value-type="string">
            <text:p text:style-name="P104">num_z, num_z</text:p>
          </table:table-cell>
        </table:table-row>
        <table:table-row>
          <table:table-cell table:style-name="Tabela2.A2" office:value-type="string">
            <text:p text:style-name="P102">operator&lt;&lt;</text:p>
          </table:table-cell>
          <table:table-cell table:style-name="Tabela2.A2" office:value-type="string">
            <text:p text:style-name="P103">Escrita na saída padrão</text:p>
          </table:table-cell>
          <table:table-cell table:style-name="Tabela2.C2" office:value-type="string">
            <text:p text:style-name="P104">ostream, num_z</text:p>
          </table:table-cell>
        </table:table-row>
        <table:table-row>
          <table:table-cell table:style-name="Tabela2.A2" office:value-type="string">
            <text:p text:style-name="P102">operator&gt;&gt;</text:p>
          </table:table-cell>
          <table:table-cell table:style-name="Tabela2.A2" office:value-type="string">
            <text:p text:style-name="P103">Leitura <text:span text:style-name="T171">n</text:span>a entrada padrão</text:p>
          </table:table-cell>
          <table:table-cell table:style-name="Tabela2.C2" office:value-type="string">
            <text:p text:style-name="P104">istream,</text:p>
            <text:p text:style-name="P104">num_z</text:p>
          </table:table-cell>
        </table:table-row>
      </table:table>
      <text:p text:style-name="P114"/>
      <text:p text:style-name="P203">3.2.<text:span text:style-name="T167">2</text:span> – Números <text:span text:style-name="T166">Racionais</text:span></text:p>
      <text:p text:style-name="P195"/>
      <text:p text:style-name="P196">3.2.2.1 – Entrada e saída</text:p>
      <text:p text:style-name="P196"/>
      <text:p text:style-name="P196"><text:tab/><text:span text:style-name="T35">A classe espera a entrada de dois números inteiros (entrada vista em 3.2.1.1) separados por um espaço em branco, o primeiro será o numerador e o segundo o denominador.</text:span></text:p>
      <text:p text:style-name="P196"><text:span text:style-name="T35"><text:tab/>A saída imprime o numerador e o denominador, nesta ordem, separados por um caracter </text:span>/<text:span text:style-name="T35">.</text:span></text:p>
      <text:p text:style-name="P196"><text:span text:style-name="T35"/></text:p>
      <text:p text:style-name="P196">3.2.2.2 – Operações e operadores</text:p>
      <text:p text:style-name="P196"/>
      <text:p text:style-name="P197"><text:tab/><text:span text:style-name="T36">O s</text:span><text:span text:style-name="T33">ímbolo (</text:span><text:span text:style-name="T45">-</text:span><text:span text:style-name="T34">)</text:span><text:span text:style-name="T43"> </text:span><text:span text:style-name="T33">indica que chamada sem argumentos é aceita.</text:span></text:p>
      <text:p text:style-name="P181"><text:span text:style-name="T81"><text:tab/></text:span><text:span text:style-name="T85">Onde especificado por *, a função aceita os seguintes tipos como argumento:</text:span></text:p>
      <text:p text:style-name="P132"/>
      <text:p text:style-name="P132">long long <text:span text:style-name="T161">int</text:span></text:p>
      <text:p text:style-name="P136"><text:span text:style-name="T141"><text:tab/><text:tab/><text:tab/><text:tab/><text:tab/><text:tab/>num_z</text:span></text:p>
      <text:p text:style-name="P136"><text:span text:style-name="T141"><text:tab/><text:tab/><text:tab/><text:tab/><text:tab/><text:tab/></text:span><text:span text:style-name="T142">num_q</text:span></text:p>
      <text:p text:style-name="P19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8">Função</text:p>
          </table:table-cell>
          <table:table-cell table:style-name="Table3.A1" office:value-type="string">
            <text:p text:style-name="P138">Descrição</text:p>
          </table:table-cell>
          <table:table-cell table:style-name="Table3.C1" office:value-type="string">
            <text:p text:style-name="P141">Argumentos</text:p>
          </table:table-cell>
        </table:table-row>
      </table:table>
      <text:p text:style-name="P201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90">(construtor)</text:p>
          </table:table-cell>
          <table:table-cell table:style-name="Tabela3.B1" office:value-type="string">
            <text:p text:style-name="P184">Constroi objeto num_<text:span text:style-name="T173">q</text:span></text:p>
          </table:table-cell>
          <table:table-cell table:style-name="Tabela3.C1" office:value-type="string">
            <text:p text:style-name="P90">-</text:p>
            <text:p text:style-name="P90">*</text:p>
          </table:table-cell>
        </table:table-row>
        <table:table-row>
          <table:table-cell table:style-name="Tabela3.A2" office:value-type="string">
            <text:p text:style-name="P92">numerator</text:p>
          </table:table-cell>
          <table:table-cell table:style-name="Tabela3.B2" office:value-type="string">
            <text:p text:style-name="P185">Retorna valor do numerador, com sinal do número</text:p>
          </table:table-cell>
          <table:table-cell table:style-name="Tabela3.C2" office:value-type="string">
            <text:p text:style-name="P92">-</text:p>
          </table:table-cell>
        </table:table-row>
        <table:table-row>
          <table:table-cell table:style-name="Tabela3.A2" office:value-type="string">
            <text:p text:style-name="P92">denominator</text:p>
          </table:table-cell>
          <table:table-cell table:style-name="Tabela3.B2" office:value-type="string">
            <text:p text:style-name="P185">Retorna o denominador, em valor absoluto</text:p>
          </table:table-cell>
          <table:table-cell table:style-name="Tabela3.C2" office:value-type="string">
            <text:p text:style-name="P92">-</text:p>
          </table:table-cell>
        </table:table-row>
        <table:table-row>
          <table:table-cell table:style-name="Tabela3.A2" office:value-type="string">
            <text:p text:style-name="P174"><text:span text:style-name="T172">o</text:span>perator+ <text:span text:style-name="T172">(unário)</text:span></text:p>
          </table:table-cell>
          <table:table-cell table:style-name="Tabela3.B2" office:value-type="string">
            <text:p text:style-name="P186">Retorna o valor do número</text:p>
          </table:table-cell>
          <table:table-cell table:style-name="Tabela3.C2" office:value-type="string">
            <text:p text:style-name="P90">-</text:p>
          </table:table-cell>
        </table:table-row>
        <table:table-row>
          <table:table-cell table:style-name="Tabela3.A2" office:value-type="string">
            <text:p text:style-name="P174"><text:span text:style-name="T172">o</text:span>perator- <text:span text:style-name="T172">(unário)</text:span></text:p>
          </table:table-cell>
          <table:table-cell table:style-name="Tabela3.B2" office:value-type="string">
            <text:p text:style-name="P186">Retorna o valor do número com sinal invertido</text:p>
          </table:table-cell>
          <table:table-cell table:style-name="Tabela3.C2" office:value-type="string">
            <text:p text:style-name="P90">-</text:p>
          </table:table-cell>
        </table:table-row>
        <table:table-row>
          <table:table-cell table:style-name="Tabela3.A2" office:value-type="string">
            <text:p text:style-name="P90">operator=</text:p>
          </table:table-cell>
          <table:table-cell table:style-name="Tabela3.B2" office:value-type="string">
            <text:p text:style-name="P189">Atribui o valor do número do lado direito e retorna uma referência para o objeto</text:p>
          </table:table-cell>
          <table:table-cell table:style-name="Tabela3.C2" office:value-type="string">
            <text:p text:style-name="P90">*</text:p>
          </table:table-cell>
        </table:table-row>
        <table:table-row>
          <table:table-cell table:style-name="Tabela3.A2" office:value-type="string">
            <text:p text:style-name="P90">operator+=</text:p>
          </table:table-cell>
          <table:table-cell table:style-name="Tabela3.B2" office:value-type="string">
            <text:p text:style-name="P66">Soma ao número do lado direito e retorna uma referência para o objeto</text:p>
          </table:table-cell>
          <table:table-cell table:style-name="Tabela3.C2" office:value-type="string">
            <text:p text:style-name="P90">*</text:p>
          </table:table-cell>
        </table:table-row>
        <table:table-row>
          <table:table-cell table:style-name="Tabela3.A2" office:value-type="string">
            <text:p text:style-name="P90">operator-=</text:p>
          </table:table-cell>
          <table:table-cell table:style-name="Tabela3.B2" office:value-type="string">
            <text:p text:style-name="P66">Subtrai o número do lado direito e retorna uma referência para o objeto</text:p>
          </table:table-cell>
          <table:table-cell table:style-name="Tabela3.C2" office:value-type="string">
            <text:p text:style-name="P90">*</text:p>
          </table:table-cell>
        </table:table-row>
        <table:table-row>
          <table:table-cell table:style-name="Tabela3.A2" office:value-type="string">
            <text:p text:style-name="P90">operator*=</text:p>
          </table:table-cell>
          <table:table-cell table:style-name="Tabela3.B2" office:value-type="string">
            <text:p text:style-name="P66">Multiplica pelo número do lado direito e retorna uma referência para o objeto</text:p>
          </table:table-cell>
          <table:table-cell table:style-name="Tabela3.C2" office:value-type="string">
            <text:p text:style-name="P90">*</text:p>
          </table:table-cell>
        </table:table-row>
        <table:table-row>
          <table:table-cell table:style-name="Tabela3.A2" office:value-type="string">
            <text:p text:style-name="P90">operator/=</text:p>
          </table:table-cell>
          <table:table-cell table:style-name="Tabela3.B2" office:value-type="string">
            <text:p text:style-name="P188">Multiplica pelo <text:span text:style-name="T173">inverso</text:span> número do lado direito e retorna uma referência para o objeto</text:p>
          </table:table-cell>
          <table:table-cell table:style-name="Tabela3.C2" office:value-type="string">
            <text:p text:style-name="P90">*</text:p>
          </table:table-cell>
        </table:table-row>
        <table:table-row>
          <table:table-cell table:style-name="Tabela3.A2" office:value-type="string">
            <text:p text:style-name="P90"><text:span text:style-name="T172">o</text:span>perator+ <text:span text:style-name="T172">(binário)</text:span></text:p>
          </table:table-cell>
          <table:table-cell table:style-name="Tabela3.B2" office:value-type="string">
            <text:p text:style-name="P68">Retorna o valor da soma com número do lado direito</text:p>
          </table:table-cell>
          <table:table-cell table:style-name="Tabela3.C2" office:value-type="string">
            <text:p text:style-name="P90">*</text:p>
          </table:table-cell>
        </table:table-row>
        <table:table-row>
          <table:table-cell table:style-name="Tabela3.A2" office:value-type="string">
            <text:p text:style-name="P90"><text:span text:style-name="T172">o</text:span>perator- <text:span text:style-name="T172">(binário)</text:span></text:p>
          </table:table-cell>
          <table:table-cell table:style-name="Tabela3.B2" office:value-type="string">
            <text:p text:style-name="P68">Retorna o valor da subtração pelo número do lado direito</text:p>
          </table:table-cell>
          <table:table-cell table:style-name="Tabela3.C2" office:value-type="string">
            <text:p text:style-name="P90">*</text:p>
          </table:table-cell>
        </table:table-row>
        <text:soft-page-break/>
        <table:table-row>
          <table:table-cell table:style-name="Tabela3.A2" office:value-type="string">
            <text:p text:style-name="P90">operator*</text:p>
          </table:table-cell>
          <table:table-cell table:style-name="Tabela3.B2" office:value-type="string">
            <text:p text:style-name="P68">Retorna o valor do produto pelo número do lado direito</text:p>
          </table:table-cell>
          <table:table-cell table:style-name="Tabela3.C2" office:value-type="string">
            <text:p text:style-name="P90">*</text:p>
          </table:table-cell>
        </table:table-row>
        <table:table-row>
          <table:table-cell table:style-name="Tabela3.A2" office:value-type="string">
            <text:p text:style-name="P91">operator/</text:p>
          </table:table-cell>
          <table:table-cell table:style-name="Tabela3.B2" office:value-type="string">
            <text:p text:style-name="P147">Retorna o valor do produto pelo <text:span text:style-name="T174">inverso do</text:span> número do lado direito</text:p>
          </table:table-cell>
          <table:table-cell table:style-name="Tabela3.C2" office:value-type="string">
            <text:p text:style-name="P91">*</text:p>
          </table:table-cell>
        </table:table-row>
        <table:table-row>
          <table:table-cell table:style-name="Tabela3.A2" office:value-type="string">
            <text:p text:style-name="P91">pow</text:p>
          </table:table-cell>
          <table:table-cell table:style-name="Tabela3.B2" office:value-type="string">
            <text:p text:style-name="P149">Retorna o valor da exponenciação pelo número passado como argumento</text:p>
          </table:table-cell>
          <table:table-cell table:style-name="Tabela3.C2" office:value-type="string">
            <text:p text:style-name="P183">int</text:p>
          </table:table-cell>
        </table:table-row>
        <table:table-row>
          <table:table-cell table:style-name="Tabela3.A2" office:value-type="string">
            <text:p text:style-name="P175"><text:span text:style-name="T169">abs</text:span></text:p>
          </table:table-cell>
          <table:table-cell table:style-name="Tabela3.B2" office:value-type="string">
            <text:p text:style-name="P64">Retorna o valor absoluto do número</text:p>
          </table:table-cell>
          <table:table-cell table:style-name="Tabela3.C2" office:value-type="string">
            <text:p text:style-name="P90">-</text:p>
          </table:table-cell>
        </table:table-row>
        <table:table-row>
          <table:table-cell table:style-name="Tabela3.A2" office:value-type="string">
            <text:p text:style-name="P93">sign</text:p>
          </table:table-cell>
          <table:table-cell table:style-name="Tabela3.B2" office:value-type="string">
            <text:p text:style-name="P66">Retorna 1 se o número é negativo, 0 caso contrário</text:p>
          </table:table-cell>
          <table:table-cell table:style-name="Tabela3.C2" office:value-type="string">
            <text:p text:style-name="P93">-</text:p>
          </table:table-cell>
        </table:table-row>
        <table:table-row>
          <table:table-cell table:style-name="Tabela3.A2" office:value-type="string">
            <text:p text:style-name="P175">negative</text:p>
          </table:table-cell>
          <table:table-cell table:style-name="Tabela3.B2" office:value-type="string">
            <text:p text:style-name="P153"><text:span text:style-name="T170">Retorna</text:span> <text:span text:style-name="T168">o negativo do</text:span> valor absoluto <text:span text:style-name="T170">do número</text:span></text:p>
          </table:table-cell>
          <table:table-cell table:style-name="Tabela3.C2" office:value-type="string">
            <text:p text:style-name="P178">-</text:p>
          </table:table-cell>
        </table:table-row>
        <table:table-row>
          <table:table-cell table:style-name="Tabela3.A2" office:value-type="string">
            <text:p text:style-name="P175"><text:span text:style-name="T174">make_abs</text:span></text:p>
          </table:table-cell>
          <table:table-cell table:style-name="Tabela3.B2" office:value-type="string">
            <text:p text:style-name="P153">Muda o número para seu valor absoluto e retorna uma referência para o objeto</text:p>
          </table:table-cell>
          <table:table-cell table:style-name="Tabela3.C2" office:value-type="string">
            <text:p text:style-name="P173">-</text:p>
          </table:table-cell>
        </table:table-row>
        <table:table-row>
          <table:table-cell table:style-name="Tabela3.A2" office:value-type="string">
            <text:p text:style-name="P179">flip_sign</text:p>
          </table:table-cell>
          <table:table-cell table:style-name="Tabela3.B2" office:value-type="string">
            <text:p text:style-name="P64">Inverte o sinal do número e retorna uma referência para o objeto</text:p>
          </table:table-cell>
          <table:table-cell table:style-name="Tabela3.C2" office:value-type="string">
            <text:p text:style-name="P178">-</text:p>
          </table:table-cell>
        </table:table-row>
        <table:table-row>
          <table:table-cell table:style-name="Tabela3.A2" office:value-type="string">
            <text:p text:style-name="P179"><text:span text:style-name="T175">make_negative</text:span></text:p>
          </table:table-cell>
          <table:table-cell table:style-name="Tabela3.B2" office:value-type="string">
            <text:p text:style-name="P65">Muda o número para <text:span text:style-name="T168">o negativo de </text:span>seu valor absoluto e retorna uma referência para o objeto</text:p>
          </table:table-cell>
          <table:table-cell table:style-name="Tabela3.C2" office:value-type="string">
            <text:p text:style-name="P178">-</text:p>
          </table:table-cell>
        </table:table-row>
        <table:table-row>
          <table:table-cell table:style-name="Tabela3.A2" office:value-type="string">
            <text:p text:style-name="P191">inverse</text:p>
          </table:table-cell>
          <table:table-cell table:style-name="Tabela3.B2" office:value-type="string">
            <text:p text:style-name="P191">Retorna <text:span text:style-name="T178">o</text:span> invers<text:span text:style-name="T178">o</text:span> <text:span text:style-name="T177">multiplicativo</text:span> do número</text:p>
          </table:table-cell>
          <table:table-cell table:style-name="Tabela3.C2" office:value-type="string">
            <text:p text:style-name="P180">-</text:p>
          </table:table-cell>
        </table:table-row>
        <table:table-row>
          <table:table-cell table:style-name="Tabela3.A2" office:value-type="string">
            <text:p text:style-name="P90">operator==</text:p>
          </table:table-cell>
          <table:table-cell table:style-name="Tabela3.B2" office:value-type="string">
            <text:p text:style-name="P69">Retorna verdadeiro se os números forem iguais e falso, caso contrário</text:p>
          </table:table-cell>
          <table:table-cell table:style-name="Tabela3.C2" office:value-type="string">
            <text:p text:style-name="P90">*</text:p>
          </table:table-cell>
        </table:table-row>
        <table:table-row>
          <table:table-cell table:style-name="Tabela3.A2" office:value-type="string">
            <text:p text:style-name="P90">operator!=</text:p>
          </table:table-cell>
          <table:table-cell table:style-name="Tabela3.B2" office:value-type="string">
            <text:p text:style-name="P69">Retorna falso se os números forem iguais e verdadeiro, caso contrário</text:p>
          </table:table-cell>
          <table:table-cell table:style-name="Tabela3.C2" office:value-type="string">
            <text:p text:style-name="P90">*</text:p>
          </table:table-cell>
        </table:table-row>
        <table:table-row>
          <table:table-cell table:style-name="Tabela3.A2" office:value-type="string">
            <text:p text:style-name="P90">operator&lt;=</text:p>
          </table:table-cell>
          <table:table-cell table:style-name="Tabela3.B2" office:value-type="string">
            <text:p text:style-name="P129">Retorna falso se o número do lado direito for menor, e verdadeiro caso contrário</text:p>
          </table:table-cell>
          <table:table-cell table:style-name="Tabela3.C2" office:value-type="string">
            <text:p text:style-name="P90">*</text:p>
          </table:table-cell>
        </table:table-row>
        <table:table-row>
          <table:table-cell table:style-name="Tabela3.A2" office:value-type="string">
            <text:p text:style-name="P90">operator&gt;=</text:p>
          </table:table-cell>
          <table:table-cell table:style-name="Tabela3.B2" office:value-type="string">
            <text:p text:style-name="P69">Retorna falso se o número do lado direito for maior, e verdadeiro caso contrário</text:p>
          </table:table-cell>
          <table:table-cell table:style-name="Tabela3.C2" office:value-type="string">
            <text:p text:style-name="P90">*</text:p>
          </table:table-cell>
        </table:table-row>
        <table:table-row>
          <table:table-cell table:style-name="Tabela3.A2" office:value-type="string">
            <text:p text:style-name="P90">operator&lt;</text:p>
          </table:table-cell>
          <table:table-cell table:style-name="Tabela3.B2" office:value-type="string">
            <text:p text:style-name="P69">Retorna verdadeiro se o número do lado direito for maior, e falso caso contrário</text:p>
          </table:table-cell>
          <table:table-cell table:style-name="Tabela3.C2" office:value-type="string">
            <text:p text:style-name="P90">*</text:p>
          </table:table-cell>
        </table:table-row>
        <table:table-row>
          <table:table-cell table:style-name="Tabela3.A2" office:value-type="string">
            <text:p text:style-name="P90">operator&gt;</text:p>
          </table:table-cell>
          <table:table-cell table:style-name="Tabela3.B2" office:value-type="string">
            <text:p text:style-name="P69">Retorna verdadeiro se o número do lado direito for menor, e falso caso contrário</text:p>
          </table:table-cell>
          <table:table-cell table:style-name="Tabela3.C2" office:value-type="string">
            <text:p text:style-name="P90">*</text:p>
          </table:table-cell>
        </table:table-row>
      </table:table>
      <text:p text:style-name="P113"/>
      <text:p text:style-name="P202">3.2.3 – Aritmética Modular</text:p>
      <text:p text:style-name="P113"/>
      <text:p text:style-name="P199">3.2.3.1 – Entrada e saída</text:p>
      <text:p text:style-name="P199"><text:tab/><text:span text:style-name="T35">Funciona exatamente como um número inteiro (3.2.1.1).</text:span></text:p>
      <text:p text:style-name="P199"><text:span text:style-name="T35"/></text:p>
      <text:p text:style-name="P199">3.2.3.2 – Operações e operadores</text:p>
      <text:p text:style-name="P199"><text:span text:style-name="T35"><text:tab/>Todas as operações são realizadas dentro da aritmética modular.</text:span></text:p>
      <text:p text:style-name="P199"><text:span text:style-name="T33"><text:tab/></text:span></text:p>
      <text:p text:style-name="P199"><text:span text:style-name="T33"><text:tab/></text:span><text:span text:style-name="T22">O s</text:span><text:span text:style-name="T33">ímbolo (</text:span><text:span text:style-name="T45">-</text:span><text:span text:style-name="T34">)</text:span><text:span text:style-name="T43"> </text:span><text:span text:style-name="T33">indica que chamada sem argumentos é aceita.</text:span></text:p>
      <text:p text:style-name="P182"><text:span text:style-name="T85"><text:tab/>Onde especificado por *, a função aceita os seguintes tipos como argumento:</text:span></text:p>
      <text:p text:style-name="P160"/>
      <text:p text:style-name="P162">int </text:p>
      <text:p text:style-name="P134">long long <text:span text:style-name="T161">int</text:span></text:p>
      <text:p text:style-name="P134">unsigned int</text:p>
      <text:p text:style-name="P134">unsigned long long <text:span text:style-name="T161">int</text:span></text:p>
      <text:p text:style-name="P134">const char *</text:p>
      <text:p text:style-name="P125">div_tuple</text:p>
      <text:p text:style-name="P126">mod_tuple</text:p>
      <text:p text:style-name="P126"><text:span text:style-name="T143">num_z</text:span></text:p>
      <text:p text:style-name="P126"><text:span text:style-name="T143"/></text:p>
      <text:p text:style-name="P126"><text:span text:style-name="T143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9">Função</text:p>
          </table:table-cell>
          <table:table-cell table:style-name="Table1.A1" office:value-type="string">
            <text:p text:style-name="P139">Descrição</text:p>
          </table:table-cell>
          <table:table-cell table:style-name="Table1.C1" office:value-type="string">
            <text:p text:style-name="P142">Argumentos</text:p>
          </table:table-cell>
        </table:table-row>
        <table:table-row>
          <table:table-cell table:style-name="Table1.A2" office:value-type="string">
            <text:p text:style-name="P167">(construtor)</text:p>
          </table:table-cell>
          <table:table-cell table:style-name="Table1.A2" office:value-type="string">
            <text:p text:style-name="P135">Constroi objeto num_z<text:span text:style-name="T179">m</text:span></text:p>
          </table:table-cell>
          <table:table-cell table:style-name="Table1.C2" office:value-type="string">
            <text:p text:style-name="P133">-</text:p>
            <text:p text:style-name="P128">*</text:p>
          </table:table-cell>
        </table:table-row>
        <table:table-row>
          <table:table-cell table:style-name="Table1.A2" office:value-type="string">
            <text:p text:style-name="P167">operator=</text:p>
          </table:table-cell>
          <table:table-cell table:style-name="Table1.A2" office:value-type="string">
            <text:p text:style-name="P190">Atribui o valor do número do lado direito e retorna uma referência para o objeto</text:p>
          </table:table-cell>
          <table:table-cell table:style-name="Table1.C2" office:value-type="string">
            <text:p text:style-name="P156">*</text:p>
          </table:table-cell>
        </table:table-row>
        <table:table-row>
          <table:table-cell table:style-name="Table1.A2" office:value-type="string">
            <text:p text:style-name="P169">raw_value</text:p>
          </table:table-cell>
          <table:table-cell table:style-name="Table1.A2" office:value-type="string">
            <text:p text:style-name="P155">Retorna o valor <text:span text:style-name="T179">como um número inteiro</text:span></text:p>
          </table:table-cell>
          <table:table-cell table:style-name="Table1.C2" office:value-type="string">
            <text:p text:style-name="P156">-</text:p>
          </table:table-cell>
        </table:table-row>
        <table:table-row>
          <table:table-cell table:style-name="Table1.A2" office:value-type="string">
            <text:p text:style-name="P167">operator- ( unário )</text:p>
          </table:table-cell>
          <table:table-cell table:style-name="Table1.A2" office:value-type="string">
            <text:p text:style-name="P155">Retorna o valor do número com sinal invertido</text:p>
          </table:table-cell>
          <table:table-cell table:style-name="Table1.C2" office:value-type="string">
            <text:p text:style-name="P156">-</text:p>
          </table:table-cell>
        </table:table-row>
        <table:table-row>
          <table:table-cell table:style-name="Table1.A2" office:value-type="string">
            <text:p text:style-name="P167">operator+ ( unário )</text:p>
          </table:table-cell>
          <table:table-cell table:style-name="Table1.A2" office:value-type="string">
            <text:p text:style-name="P155">Retorna o valor do número</text:p>
          </table:table-cell>
          <table:table-cell table:style-name="Table1.C2" office:value-type="string">
            <text:p text:style-name="P156">-</text:p>
          </table:table-cell>
        </table:table-row>
        <table:table-row>
          <table:table-cell table:style-name="Table1.A2" office:value-type="string">
            <text:p text:style-name="P167">operator++ ( esq. )</text:p>
          </table:table-cell>
          <table:table-cell table:style-name="Table1.A2" office:value-type="string">
            <text:p text:style-name="P155">Incrementa o número em um e retorna uma referência para o objeto</text:p>
          </table:table-cell>
          <table:table-cell table:style-name="Table1.C2" office:value-type="string">
            <text:p text:style-name="P156">-</text:p>
          </table:table-cell>
        </table:table-row>
        <table:table-row>
          <table:table-cell table:style-name="Table1.A2" office:value-type="string">
            <text:p text:style-name="P167">operator++ (dir. )</text:p>
          </table:table-cell>
          <table:table-cell table:style-name="Table1.A2" office:value-type="string">
            <text:p text:style-name="P168">Retorna o valor do número incrementado em um</text:p>
          </table:table-cell>
          <table:table-cell table:style-name="Table1.C2" office:value-type="string">
            <text:p text:style-name="P187">-</text:p>
          </table:table-cell>
        </table:table-row>
        <table:table-row>
          <table:table-cell table:style-name="Table1.A2" office:value-type="string">
            <text:p text:style-name="P167">operator-- ( esq. )</text:p>
          </table:table-cell>
          <table:table-cell table:style-name="Table1.A2" office:value-type="string">
            <text:p text:style-name="P155">Decrementa o número em um e retorna uma referência para o objeto</text:p>
          </table:table-cell>
          <table:table-cell table:style-name="Table1.C2" office:value-type="string">
            <text:p text:style-name="P156">-</text:p>
          </table:table-cell>
        </table:table-row>
        <table:table-row>
          <table:table-cell table:style-name="Table1.A2" office:value-type="string">
            <text:p text:style-name="P167">operator-- (dir. )</text:p>
          </table:table-cell>
          <table:table-cell table:style-name="Table1.A2" office:value-type="string">
            <text:p text:style-name="P168">Retorna o valor do número decrementado em um</text:p>
          </table:table-cell>
          <table:table-cell table:style-name="Table1.C2" office:value-type="string">
            <text:p text:style-name="P192">-</text:p>
          </table:table-cell>
        </table:table-row>
        <table:table-row>
          <table:table-cell table:style-name="Table1.A2" office:value-type="string">
            <text:p text:style-name="P167">operator+=</text:p>
          </table:table-cell>
          <table:table-cell table:style-name="Table1.A2" office:value-type="string">
            <text:p text:style-name="P144">Soma ao número do lado direito e retorna uma referência para o objeto</text:p>
          </table:table-cell>
          <table:table-cell table:style-name="Table1.C2" office:value-type="string">
            <text:p text:style-name="P156">*</text:p>
          </table:table-cell>
        </table:table-row>
        <table:table-row>
          <table:table-cell table:style-name="Table1.A2" office:value-type="string">
            <text:p text:style-name="P167">operator-=</text:p>
          </table:table-cell>
          <table:table-cell table:style-name="Table1.A2" office:value-type="string">
            <text:p text:style-name="P144">Subtrai o número do lado direito e retorna uma referência para o objeto</text:p>
          </table:table-cell>
          <table:table-cell table:style-name="Table1.C2" office:value-type="string">
            <text:p text:style-name="P156">*</text:p>
          </table:table-cell>
        </table:table-row>
        <table:table-row>
          <table:table-cell table:style-name="Table1.A2" office:value-type="string">
            <text:p text:style-name="P167">operator*=</text:p>
          </table:table-cell>
          <table:table-cell table:style-name="Table1.A2" office:value-type="string">
            <text:p text:style-name="P144">Multiplica pelo número do lado direito e retorna uma referência para o objeto</text:p>
          </table:table-cell>
          <table:table-cell table:style-name="Table1.C2" office:value-type="string">
            <text:p text:style-name="P156">*</text:p>
          </table:table-cell>
        </table:table-row>
        <text:soft-page-break/>
        <table:table-row>
          <table:table-cell table:style-name="Table1.A2" office:value-type="string">
            <text:p text:style-name="P167">operator/=</text:p>
          </table:table-cell>
          <table:table-cell table:style-name="Table1.A2" office:value-type="string">
            <text:p text:style-name="P145">Multiplica pelo <text:span text:style-name="T181">inverso multiplicativo do </text:span>número do lado direito e retorna uma referência para o objeto</text:p>
          </table:table-cell>
          <table:table-cell table:style-name="Table1.C2" office:value-type="string">
            <text:p text:style-name="P156">*</text:p>
          </table:table-cell>
        </table:table-row>
        <table:table-row>
          <table:table-cell table:style-name="Table1.A2" office:value-type="string">
            <text:p text:style-name="P167">operator+ (binário)</text:p>
          </table:table-cell>
          <table:table-cell table:style-name="Table1.A2" office:value-type="string">
            <text:p text:style-name="P148">Retorna o valor da soma com número do lado direito</text:p>
          </table:table-cell>
          <table:table-cell table:style-name="Table1.C2" office:value-type="string">
            <text:p text:style-name="P156">*</text:p>
          </table:table-cell>
        </table:table-row>
        <table:table-row>
          <table:table-cell table:style-name="Table1.A2" office:value-type="string">
            <text:p text:style-name="P167">operator- (binário)</text:p>
          </table:table-cell>
          <table:table-cell table:style-name="Table1.A2" office:value-type="string">
            <text:p text:style-name="P148">Retorna o valor da subtração pelo número do lado direito</text:p>
          </table:table-cell>
          <table:table-cell table:style-name="Table1.C2" office:value-type="string">
            <text:p text:style-name="P156">*</text:p>
          </table:table-cell>
        </table:table-row>
        <table:table-row>
          <table:table-cell table:style-name="Table1.A2" office:value-type="string">
            <text:p text:style-name="P167">operator*</text:p>
          </table:table-cell>
          <table:table-cell table:style-name="Table1.A2" office:value-type="string">
            <text:p text:style-name="P148">Retorna o valor do produto pelo número do lado direito</text:p>
          </table:table-cell>
          <table:table-cell table:style-name="Table1.C2" office:value-type="string">
            <text:p text:style-name="P156">*</text:p>
          </table:table-cell>
        </table:table-row>
        <table:table-row>
          <table:table-cell table:style-name="Table1.A2" office:value-type="string">
            <text:p text:style-name="P167">operator/</text:p>
          </table:table-cell>
          <table:table-cell table:style-name="Table1.A2" office:value-type="string">
            <text:p text:style-name="P145"><text:span text:style-name="T182">Retorna o valor do produto</text:span> pelo <text:span text:style-name="T181">inverso multiplicativo do </text:span>número do lado direito</text:p>
          </table:table-cell>
          <table:table-cell table:style-name="Table1.C2" office:value-type="string">
            <text:p text:style-name="P156">*</text:p>
          </table:table-cell>
        </table:table-row>
        <table:table-row>
          <table:table-cell table:style-name="Table1.A2" office:value-type="string">
            <text:p text:style-name="P170">valid</text:p>
          </table:table-cell>
          <table:table-cell table:style-name="Table1.A2" office:value-type="string">
            <text:p text:style-name="P158">Retorna verdadeiro se o número é válido, falso caso contrário</text:p>
          </table:table-cell>
          <table:table-cell table:style-name="Table1.C2" office:value-type="string">
            <text:p text:style-name="P156">-</text:p>
          </table:table-cell>
        </table:table-row>
        <table:table-row>
          <table:table-cell table:style-name="Table1.A2" office:value-type="string">
            <text:p text:style-name="P170">has_inverse</text:p>
          </table:table-cell>
          <table:table-cell table:style-name="Table1.A2" office:value-type="string">
            <text:p text:style-name="P158">Retorna verdadeiro se tem inverso multiplicativo, falso caso contrário</text:p>
          </table:table-cell>
          <table:table-cell table:style-name="Table1.C2" office:value-type="string">
            <text:p text:style-name="P156">-</text:p>
          </table:table-cell>
        </table:table-row>
        <table:table-row>
          <table:table-cell table:style-name="Table1.A2" office:value-type="string">
            <text:p text:style-name="P170">inverse</text:p>
          </table:table-cell>
          <table:table-cell table:style-name="Table1.A2" office:value-type="string">
            <text:p text:style-name="P158">Retorna o inverso multiplicativo, se houver. Retorna lixo caso contrário</text:p>
          </table:table-cell>
          <table:table-cell table:style-name="Table1.C2" office:value-type="string">
            <text:p text:style-name="P156">-</text:p>
          </table:table-cell>
        </table:table-row>
        <table:table-row>
          <table:table-cell table:style-name="Table1.A2" office:value-type="string">
            <text:p text:style-name="P167"><text:span text:style-name="T165">o</text:span>perator==</text:p>
          </table:table-cell>
          <table:table-cell table:style-name="Table1.A2" office:value-type="string">
            <text:p text:style-name="P131">Retorna verdadeiro se os números forem iguais e falso, caso contrário</text:p>
          </table:table-cell>
          <table:table-cell table:style-name="Table1.C2" office:value-type="string">
            <text:p text:style-name="P156">*</text:p>
          </table:table-cell>
        </table:table-row>
        <table:table-row>
          <table:table-cell table:style-name="Table1.A2" office:value-type="string">
            <text:p text:style-name="P167">operator!=</text:p>
          </table:table-cell>
          <table:table-cell table:style-name="Table1.A2" office:value-type="string">
            <text:p text:style-name="P131">Retorna falso se os números forem iguais e verdadeiro, caso contrário</text:p>
          </table:table-cell>
          <table:table-cell table:style-name="Table1.C2" office:value-type="string">
            <text:p text:style-name="P156">*</text:p>
          </table:table-cell>
        </table:table-row>
        <table:table-row>
          <table:table-cell table:style-name="Table1.A2" office:value-type="string">
            <text:p text:style-name="P167">operator&lt;=</text:p>
          </table:table-cell>
          <table:table-cell table:style-name="Table1.A2" office:value-type="string">
            <text:p text:style-name="P131">Retorna falso se o número do lado direito for menor, e verdadeiro caso contrário</text:p>
          </table:table-cell>
          <table:table-cell table:style-name="Table1.C2" office:value-type="string">
            <text:p text:style-name="P156">*</text:p>
          </table:table-cell>
        </table:table-row>
        <table:table-row>
          <table:table-cell table:style-name="Table1.A2" office:value-type="string">
            <text:p text:style-name="P167">operator&gt;=</text:p>
          </table:table-cell>
          <table:table-cell table:style-name="Table1.A2" office:value-type="string">
            <text:p text:style-name="P131">Retorna falso se o número do lado direito for maior, e verdadeiro caso contrário</text:p>
          </table:table-cell>
          <table:table-cell table:style-name="Table1.C2" office:value-type="string">
            <text:p text:style-name="P156">*</text:p>
          </table:table-cell>
        </table:table-row>
        <table:table-row>
          <table:table-cell table:style-name="Table1.A2" office:value-type="string">
            <text:p text:style-name="P167">operator&lt;</text:p>
          </table:table-cell>
          <table:table-cell table:style-name="Table1.A2" office:value-type="string">
            <text:p text:style-name="P131">Retorna verdadeiro se o número do lado direito for maior, e falso caso contrário</text:p>
          </table:table-cell>
          <table:table-cell table:style-name="Table1.C2" office:value-type="string">
            <text:p text:style-name="P156">*</text:p>
          </table:table-cell>
        </table:table-row>
        <table:table-row>
          <table:table-cell table:style-name="Table1.A2" office:value-type="string">
            <text:p text:style-name="P167">operator&gt;</text:p>
          </table:table-cell>
          <table:table-cell table:style-name="Table1.A2" office:value-type="string">
            <text:p text:style-name="P131">Retorna verdadeiro se o número do lado direito for menor, e falso caso contrário</text:p>
          </table:table-cell>
          <table:table-cell table:style-name="Table1.C2" office:value-type="string">
            <text:p text:style-name="P156">*</text:p>
          </table:table-cell>
        </table:table-row>
        <table:table-row>
          <table:table-cell table:style-name="Table1.A2" office:value-type="string">
            <text:p text:style-name="P167">pow</text:p>
          </table:table-cell>
          <table:table-cell table:style-name="Table1.A2" office:value-type="string">
            <text:p text:style-name="P150">Retorna o valor da exponenciação pelo número passado como argumento</text:p>
          </table:table-cell>
          <table:table-cell table:style-name="Table1.C2" office:value-type="string">
            <text:p text:style-name="P157">int</text:p>
          </table:table-cell>
        </table:table-row>
      </table:table>
      <text:p text:style-name="P204"><text:span text:style-name="T75">R</text:span><text:span text:style-name="T74">eferências</text:span></text:p>
      <text:p text:style-name="P121"/>
      <text:p text:style-name="P120"><text:span text:style-name="T63">[1] </text:span><text:span text:style-name="T61">K</text:span><text:span text:style-name="T67">NUTH</text:span><text:span text:style-name="T62">, </text:span><text:span text:style-name="T61">D</text:span><text:span text:style-name="T62">. </text:span><text:span text:style-name="T70"><text:s/></text:span><text:span text:style-name="T71">The Art Of Computer Programming Volume 2 Seminumerical Algorithms</text:span><text:span text:style-name="T61">:</text:span><text:span text:style-name="T62"> </text:span><text:span text:style-name="T61">1998</text:span><text:span text:style-name="T62">.</text:span></text:p>
      <text:p text:style-name="P120"><text:span text:style-name="T62">[</text:span><text:span text:style-name="T63">2] </text:span><text:span text:style-name="T64">L</text:span><text:span text:style-name="T67">ISKA</text:span><text:span text:style-name="T64">, </text:span><text:span text:style-name="T65">R.</text:span><text:span text:style-name="T64"> </text:span><text:span text:style-name="T65">e</text:span><text:span text:style-name="T66">t</text:span><text:span text:style-name="T65"> al.</text:span><text:span text:style-name="T64"> </text:span><text:span text:style-name="T72">Computer Algebra, Algorithms, Systems and Applications</text:span><text:span text:style-name="T64">: 1999.</text:span></text:p>
      <text:p text:style-name="P76"><text:span text:style-name="T60">[3] </text:span><text:span text:style-name="T68">COHEN, J. </text:span><text:span text:style-name="T69">S. </text:span><text:span text:style-name="T73">Computer Algebra and Symbolic Computation: Elementary Algorithms</text:span><text:span text:style-name="T68">: 2002.</text:span></text:p>
      <text:p text:style-name="P77"/>
      <text:p text:style-name="P76"><text:span text:style-name="T68">[4] COHEN, J. </text:span><text:span text:style-name="T69">S. </text:span><text:span text:style-name="T73">Computer Algebra and Symbolic Computation: Mathematical Methods</text:span><text:span text:style-name="T68">: 2003.</text:span></text:p>
      <text:p text:style-name="P37"/>
      <text:p text:style-name="P78"><text:span text:style-name="T68">[</text:span><text:span text:style-name="T60">5] http://www.gnu.org/software/automake/manual/html_node/GNU-Build-System.html#GNU-Build-Syst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7:25:34.838477179</meta:creation-date>
    <meta:editing-duration>PT2H47M25S</meta:editing-duration>
    <meta:editing-cycles>69</meta:editing-cycles>
    <meta:generator>LibreOffice/5.1.6.2$Linux_X86_64 LibreOffice_project/10m0$Build-2</meta:generator>
    <dc:date>2018-07-13T21:31:51.405792410</dc:date>
    <meta:document-statistic meta:table-count="6" meta:image-count="0" meta:object-count="6" meta:page-count="14" meta:paragraph-count="430" meta:word-count="2729" meta:character-count="16366" meta:non-whitespace-character-count="13969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sub>
          <mi>a</mi>
          <mi>i</mi>
        </msub>
      </mrow>
      <msup>
        <mi>x</mi>
        <mi>i</mi>
      </msup>
    </mrow>
    <annotation encoding="StarMath 5.0">sum from{i = 0} to {N} a_i x^i 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sub>
            <mi>a</mi>
            <mi mathvariant="italic">ij</mi>
          </msub>
        </mrow>
      </mrow>
      <msup>
        <mi>x</mi>
        <mi>i</mi>
      </msup>
      <mrow>
        <msup>
          <mi>y</mi>
          <mi>j</mi>
        </msup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sub>
            <mi>c</mi>
            <mi>i</mi>
          </msub>
        </mrow>
      </mrow>
      <msup>
        <mi>x</mi>
        <mi>i</mi>
      </msup>
      <mi>,</mi>
    </mrow>
    <annotation encoding="StarMath 5.0">sum from{i = 0} to{N} sum from{j = 0} to{M} a_ij x^i y^j =  sum from{i = 0} to{N} c_i x^i ,</annotation>
  </semantics>
</math>
</file>

<file path=Object 3/content.xml><?xml version="1.0" encoding="utf-8"?>
<math xmlns="http://www.w3.org/1998/Math/MathML" display="block">
  <semantics>
    <mrow>
      <mrow>
        <msub>
          <mi>c</mi>
          <mi>i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>M</mi>
          </munderover>
          <msub>
            <mi>a</mi>
            <mi mathvariant="italic">ij</mi>
          </msub>
        </mrow>
      </mrow>
      <msup>
        <mi>y</mi>
        <mi>j</mi>
      </msup>
    </mrow>
    <annotation encoding="StarMath 5.0">c_i = sum from{j = 0} to{M} a_ij y^j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b>
                <mi>d</mi>
                <mi>i</mi>
              </msub>
            </mrow>
            <msup>
              <mi>b</mi>
              <mi>i</mi>
            </msup>
            <mi>,</mi>
            <mi>S</mi>
          </mrow>
        </mrow>
        <mo fence="true" stretchy="false">)</mo>
      </mrow>
      <mi>,</mi>
    </mrow>
    <annotation encoding="StarMath 5.0">(sum from {i = 0} to {N-1} d_i b^i, S),</annotation>
  </semantics>
</math>
</file>

<file path=Object 5/content.xml><?xml version="1.0" encoding="utf-8"?>
<math xmlns="http://www.w3.org/1998/Math/MathML" display="block">
  <semantics>
    <mrow>
      <mn>0</mn>
      <mo stretchy="false">⩽</mo>
      <msub>
        <mi>d</mi>
        <mi>i</mi>
      </msub>
      <mo stretchy="false">&lt;</mo>
      <mi>b</mi>
    </mrow>
    <annotation encoding="StarMath 5.0">0 leslant d_i &lt; b</annotation>
  </semantics>
</math>
</file>

<file path=Object 6/content.xml><?xml version="1.0" encoding="utf-8"?>
<math xmlns="http://www.w3.org/1998/Math/MathML" display="block">
  <semantics>
    <mrow>
      <mrow>
        <msup>
          <mrow>
            <mo fence="true" stretchy="false">(</mo>
            <mrow>
              <msup>
                <mn>10</mn>
                <mn>9</mn>
              </msup>
            </mrow>
            <mo fence="true" stretchy="false">)</mo>
          </mrow>
          <mn>2</mn>
        </msup>
        <mo stretchy="false">=</mo>
        <msup>
          <mn>10</mn>
          <mn>18</mn>
        </msup>
        <mo stretchy="false">&lt;</mo>
        <msup>
          <mn>2</mn>
          <mn>64</mn>
        </msup>
        <mo stretchy="false">&lt;</mo>
        <msup>
          <mn>10</mn>
          <mn>20</mn>
        </msup>
        <mo stretchy="false">=</mo>
        <msup>
          <mrow>
            <mo fence="true" stretchy="false">(</mo>
            <mrow>
              <msup>
                <mn>10</mn>
                <mn>10</mn>
              </msup>
            </mrow>
            <mo fence="true" stretchy="false">)</mo>
          </mrow>
          <mn>2</mn>
        </msup>
      </mrow>
      <mi>.</mi>
    </mrow>
    <annotation encoding="StarMath 5.0">(10^9)^2 = 10^18 &lt; 2^64 &lt; 10^20 = (10^10)^2 .</annotation>
  </semantics>
</math>
</file>